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D0000005836D5872FF5CB198C.jpg" manifest:media-type="image/jpeg"/>
  <manifest:file-entry manifest:full-path="Pictures/10000000000003CB000002B764D51829ED12BD2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ula1" style:family="table">
      <style:table-properties style:width="16.461cm" fo:margin-left="-0.199cm" table:align="left" style:writing-mode="lr-tb"/>
    </style:style>
    <style:style style:name="Taula1.A" style:family="table-column">
      <style:table-column-properties style:column-width="5.281cm"/>
    </style:style>
    <style:style style:name="Taula1.B" style:family="table-column">
      <style:table-column-properties style:column-width="5.161cm"/>
    </style:style>
    <style:style style:name="Taula1.C" style:family="table-column">
      <style:table-column-properties style:column-width="6.018cm"/>
    </style:style>
    <style:style style:name="Taula1.1" style:family="table-row">
      <style:table-row-properties style:min-row-height="0.917cm" fo:keep-together="auto"/>
    </style:style>
    <style:style style:name="Taula1.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ula1.2" style:family="table-row">
      <style:table-row-properties style:min-row-height="0.741cm" fo:keep-together="auto"/>
    </style:style>
    <style:style style:name="Tau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ula1.C2"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ula1.3" style:family="table-row">
      <style:table-row-properties style:min-row-height="0.84cm" fo:keep-together="auto"/>
    </style:style>
    <style:style style:name="Taula1.4" style:family="table-row">
      <style:table-row-properties style:min-row-height="0.494cm" fo:keep-together="auto"/>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ula2" style:family="table">
      <style:table-properties style:width="16.367cm" fo:margin-left="-0.132cm" table:align="left" style:writing-mode="lr-tb"/>
    </style:style>
    <style:style style:name="Taula2.A" style:family="table-column">
      <style:table-column-properties style:column-width="8.876cm"/>
    </style:style>
    <style:style style:name="Taula2.B" style:family="table-column">
      <style:table-column-properties style:column-width="7.491cm"/>
    </style:style>
    <style:style style:name="Taula2.1" style:family="table-row">
      <style:table-row-properties style:min-row-height="1.042cm" fo:keep-together="always"/>
    </style:style>
    <style:style style:name="Taula2.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2.2" style:family="table-row">
      <style:table-row-properties style:min-row-height="0.787cm" fo:keep-together="always"/>
    </style:style>
    <style:style style:name="Taula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2" style:family="table-cell">
      <style:table-cell-properties style:vertical-align="top" fo:padding-left="0.123cm" fo:padding-right="0.123cm" fo:padding-top="0.101cm" fo:padding-bottom="0.101cm" fo:border="0.5pt solid #000000" style:writing-mode="lr-tb"/>
    </style:style>
    <style:style style:name="Taula2.3" style:family="table-row">
      <style:table-row-properties style:min-row-height="0.672cm" fo:keep-together="always"/>
    </style:style>
    <style:style style:name="Taula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3" style:family="table-cell">
      <style:table-cell-properties style:vertical-align="top" fo:padding-left="0.123cm" fo:padding-right="0.123cm" fo:padding-top="0cm" fo:padding-bottom="0cm" fo:border="0.5pt solid #000000" style:writing-mode="lr-tb"/>
    </style:style>
    <style:style style:name="Taula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4" style:family="table-cell">
      <style:table-cell-properties style:vertical-align="top" fo:padding-left="0.123cm" fo:padding-right="0.123cm" fo:padding-top="0cm" fo:padding-bottom="0cm" fo:border="0.5pt solid #000000" style:writing-mode="lr-tb"/>
    </style:style>
    <style:style style:name="Taula2.5" style:family="table-row">
      <style:table-row-properties style:min-row-height="0.93cm" fo:keep-together="always"/>
    </style:style>
    <style:style style:name="Taula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5" style:family="table-cell">
      <style:table-cell-properties style:vertical-align="top" fo:padding-left="0.123cm" fo:padding-right="0.123cm" fo:padding-top="0cm" fo:padding-bottom="0cm" fo:border="0.5pt solid #000000" style:writing-mode="lr-tb"/>
    </style:style>
    <style:style style:name="Taula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6" style:family="table-cell">
      <style:table-cell-properties style:vertical-align="top" fo:padding-left="0.123cm" fo:padding-right="0.123cm" fo:padding-top="0cm" fo:padding-bottom="0cm" fo:border="0.5pt solid #000000" style:writing-mode="lr-tb"/>
    </style:style>
    <style:style style:name="Taula3" style:family="table">
      <style:table-properties style:width="16.334cm" fo:margin-left="-0.132cm" table:align="left" style:writing-mode="lr-tb"/>
    </style:style>
    <style:style style:name="Taula3.A" style:family="table-column">
      <style:table-column-properties style:column-width="16.334cm"/>
    </style:style>
    <style:style style:name="Taula3.1" style:family="table-row">
      <style:table-row-properties style:min-row-height="0.928cm" fo:keep-together="always"/>
    </style:style>
    <style:style style:name="Taula3.A1" style:family="table-cell">
      <style:table-cell-properties style:vertical-align="top" fo:padding-left="0.123cm" fo:padding-right="0.123cm" fo:padding-top="0cm" fo:padding-bottom="0cm" fo:border="0.5pt solid #000000" style:writing-mode="lr-tb"/>
    </style:style>
    <style:style style:name="Taula3.2" style:family="table-row">
      <style:table-row-properties style:min-row-height="0.938cm" fo:keep-together="always"/>
    </style:style>
    <style:style style:name="Taula4" style:family="table">
      <style:table-properties style:width="16.367cm" fo:margin-left="-0.132cm" table:align="left" style:writing-mode="lr-tb"/>
    </style:style>
    <style:style style:name="Taula4.A" style:family="table-column">
      <style:table-column-properties style:column-width="3.773cm"/>
    </style:style>
    <style:style style:name="Taula4.B" style:family="table-column">
      <style:table-column-properties style:column-width="3.775cm"/>
    </style:style>
    <style:style style:name="Taula4.C" style:family="table-column">
      <style:table-column-properties style:column-width="3.776cm"/>
    </style:style>
    <style:style style:name="Taula4.D" style:family="table-column">
      <style:table-column-properties style:column-width="5.043cm"/>
    </style:style>
    <style:style style:name="Taula4.1" style:family="table-row">
      <style:table-row-properties style:min-row-height="1.05cm" fo:keep-together="always"/>
    </style:style>
    <style:style style:name="Taula4.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4.2" style:family="table-row">
      <style:table-row-properties style:min-row-height="0.921cm" fo:keep-together="always"/>
    </style:style>
    <style:style style:name="Taula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D2" style:family="table-cell">
      <style:table-cell-properties style:vertical-align="top" fo:padding-left="0.123cm" fo:padding-right="0.123cm" fo:padding-top="0cm" fo:padding-bottom="0cm" fo:border="0.5pt solid #000000" style:writing-mode="lr-tb"/>
    </style:style>
    <style:style style:name="Taula4.3" style:family="table-row">
      <style:table-row-properties style:min-row-height="0.935cm" fo:keep-together="always"/>
    </style:style>
    <style:style style:name="Taula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D3" style:family="table-cell">
      <style:table-cell-properties style:vertical-align="top" fo:padding-left="0.123cm" fo:padding-right="0.123cm" fo:padding-top="0cm" fo:padding-bottom="0cm" fo:border="0.5pt solid #000000" style:writing-mode="lr-tb"/>
    </style:style>
    <style:style style:name="Taula4.4" style:family="table-row">
      <style:table-row-properties style:min-row-height="0.924cm" fo:keep-together="always"/>
    </style:style>
    <style:style style:name="Taula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D4" style:family="table-cell">
      <style:table-cell-properties style:vertical-align="top" fo:padding-left="0.123cm" fo:padding-right="0.123cm" fo:padding-top="0cm" fo:padding-bottom="0cm" fo:border="0.5pt solid #000000" style:writing-mode="lr-tb"/>
    </style:style>
    <style:style style:name="Taula5" style:family="table">
      <style:table-properties style:width="7.202cm" table:align="left" style:writing-mode="lr-tb"/>
    </style:style>
    <style:style style:name="Taula5.A" style:family="table-column">
      <style:table-column-properties style:column-width="0.252cm"/>
    </style:style>
    <style:style style:name="Taula5.B" style:family="table-column">
      <style:table-column-properties style:column-width="6.95cm"/>
    </style:style>
    <style:style style:name="Taula5.1" style:family="table-row">
      <style:table-row-properties fo:keep-together="auto"/>
    </style:style>
    <style:style style:name="Taula5.A1" style:family="table-cell">
      <style:table-cell-properties style:vertical-align="middle" fo:padding="0.106cm" fo:border="none" style:writing-mode="lr-tb"/>
    </style:style>
    <style:style style:name="Taula5" style:family="table">
      <style:table-properties style:width="7.202cm" table:align="left" style:writing-mode="lr-tb"/>
    </style:style>
    <style:style style:name="Taula5.A" style:family="table-column">
      <style:table-column-properties style:column-width="0.252cm"/>
    </style:style>
    <style:style style:name="Taula5.B" style:family="table-column">
      <style:table-column-properties style:column-width="6.95cm"/>
    </style:style>
    <style:style style:name="Taula5.1" style:family="table-row">
      <style:table-row-properties fo:keep-together="auto"/>
    </style:style>
    <style:style style:name="Taula5.A1" style:family="table-cell">
      <style:table-cell-properties style:vertical-align="middle" fo:padding="0.106cm" fo:border="none" style:writing-mode="lr-tb"/>
    </style:style>
    <style:style style:name="Taula6" style:family="table">
      <style:table-properties style:width="16.367cm" fo:margin-left="-0.132cm" table:align="left" style:writing-mode="lr-tb"/>
    </style:style>
    <style:style style:name="Taula6.A" style:family="table-column">
      <style:table-column-properties style:column-width="3.773cm"/>
    </style:style>
    <style:style style:name="Taula6.B" style:family="table-column">
      <style:table-column-properties style:column-width="3.775cm"/>
    </style:style>
    <style:style style:name="Taula6.C" style:family="table-column">
      <style:table-column-properties style:column-width="3.776cm"/>
    </style:style>
    <style:style style:name="Taula6.D" style:family="table-column">
      <style:table-column-properties style:column-width="5.043cm"/>
    </style:style>
    <style:style style:name="Taula6.1" style:family="table-row">
      <style:table-row-properties style:min-row-height="1.014cm" fo:keep-together="always"/>
    </style:style>
    <style:style style:name="Taula6.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6.2" style:family="table-row">
      <style:table-row-properties style:min-row-height="0.942cm" fo:keep-together="always"/>
    </style:style>
    <style:style style:name="Taula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D2" style:family="table-cell">
      <style:table-cell-properties style:vertical-align="top" fo:padding-left="0.123cm" fo:padding-right="0.123cm" fo:padding-top="0cm" fo:padding-bottom="0cm" fo:border="0.5pt solid #000000" style:writing-mode="lr-tb"/>
    </style:style>
    <style:style style:name="Taula6.3" style:family="table-row">
      <style:table-row-properties style:min-row-height="0.73cm" fo:keep-together="always"/>
    </style:style>
    <style:style style:name="Taula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D3" style:family="table-cell">
      <style:table-cell-properties style:vertical-align="top" fo:padding-left="0.123cm" fo:padding-right="0.123cm" fo:padding-top="0cm" fo:padding-bottom="0cm" fo:border="0.5pt solid #000000" style:writing-mode="lr-tb"/>
    </style:style>
    <style:style style:name="Taula6.4" style:family="table-row">
      <style:table-row-properties style:min-row-height="0.893cm" fo:keep-together="always"/>
    </style:style>
    <style:style style:name="Taula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D4" style:family="table-cell">
      <style:table-cell-properties style:vertical-align="top" fo:padding-left="0.123cm" fo:padding-right="0.123cm" fo:padding-top="0cm" fo:padding-bottom="0cm" fo:border="0.5pt solid #000000" style:writing-mode="lr-tb"/>
    </style:style>
    <style:style style:name="Taula7" style:family="table">
      <style:table-properties style:width="16.559cm" fo:margin-left="-0.132cm" table:align="left" style:writing-mode="lr-tb"/>
    </style:style>
    <style:style style:name="Taula7.A" style:family="table-column">
      <style:table-column-properties style:column-width="3.875cm"/>
    </style:style>
    <style:style style:name="Taula7.B" style:family="table-column">
      <style:table-column-properties style:column-width="4.249cm"/>
    </style:style>
    <style:style style:name="Taula7.D" style:family="table-column">
      <style:table-column-properties style:column-width="4.56cm"/>
    </style:style>
    <style:style style:name="Taula7.1" style:family="table-row">
      <style:table-row-properties style:min-row-height="1.02cm" fo:keep-together="always"/>
    </style:style>
    <style:style style:name="Taula7.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7.2" style:family="table-row">
      <style:table-row-properties style:min-row-height="0.863cm" fo:keep-together="always"/>
    </style:style>
    <style:style style:name="Taula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D2" style:family="table-cell">
      <style:table-cell-properties style:vertical-align="top" fo:padding-left="0.123cm" fo:padding-right="0.123cm" fo:padding-top="0cm" fo:padding-bottom="0cm" fo:border="0.5pt solid #000000" style:writing-mode="lr-tb"/>
    </style:style>
    <style:style style:name="Taula7.3" style:family="table-row">
      <style:table-row-properties style:min-row-height="1.004cm" fo:keep-together="always"/>
    </style:style>
    <style:style style:name="Taula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D3" style:family="table-cell">
      <style:table-cell-properties style:vertical-align="top" fo:padding-left="0.123cm" fo:padding-right="0.123cm" fo:padding-top="0cm" fo:padding-bottom="0cm" fo:border="0.5pt solid #000000" style:writing-mode="lr-tb"/>
    </style:style>
    <style:style style:name="Taula7.4" style:family="table-row">
      <style:table-row-properties style:min-row-height="0.993cm" fo:keep-together="always"/>
    </style:style>
    <style:style style:name="Taula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7.D4" style:family="table-cell">
      <style:table-cell-properties style:vertical-align="top" fo:padding-left="0.123cm" fo:padding-right="0.123cm" fo:padding-top="0cm" fo:padding-bottom="0cm" fo:border="0.5pt solid #000000" style:writing-mode="lr-tb"/>
    </style:style>
    <style:style style:name="Taula8" style:family="table">
      <style:table-properties style:width="16.367cm" fo:margin-left="-0.132cm" table:align="left" style:writing-mode="lr-tb"/>
    </style:style>
    <style:style style:name="Taula8.A" style:family="table-column">
      <style:table-column-properties style:column-width="16.367cm"/>
    </style:style>
    <style:style style:name="Taula8.1" style:family="table-row">
      <style:table-row-properties style:min-row-height="0.527cm" fo:keep-together="always"/>
    </style:style>
    <style:style style:name="Taula8.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8.2" style:family="table-row">
      <style:table-row-properties style:min-row-height="1.559cm" fo:keep-together="always"/>
    </style:style>
    <style:style style:name="Taula8.A2" style:family="table-cell">
      <style:table-cell-properties style:vertical-align="top" fo:padding-left="0.123cm" fo:padding-right="0.123cm" fo:padding-top="0cm" fo:padding-bottom="0cm" fo:border="0.5pt solid #000000" style:writing-mode="lr-tb"/>
    </style:style>
    <style:style style:name="Taula9" style:family="table">
      <style:table-properties style:width="16.559cm" fo:margin-left="-0.132cm" table:align="left" style:writing-mode="lr-tb"/>
    </style:style>
    <style:style style:name="Taula9.A" style:family="table-column">
      <style:table-column-properties style:column-width="3.875cm"/>
    </style:style>
    <style:style style:name="Taula9.B" style:family="table-column">
      <style:table-column-properties style:column-width="4.249cm"/>
    </style:style>
    <style:style style:name="Taula9.D" style:family="table-column">
      <style:table-column-properties style:column-width="4.56cm"/>
    </style:style>
    <style:style style:name="Taula9.1" style:family="table-row">
      <style:table-row-properties style:min-row-height="1.02cm" fo:keep-together="always"/>
    </style:style>
    <style:style style:name="Taula9.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9.2" style:family="table-row">
      <style:table-row-properties style:min-row-height="0.863cm" fo:keep-together="always"/>
    </style:style>
    <style:style style:name="Tau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D2" style:family="table-cell">
      <style:table-cell-properties style:vertical-align="top" fo:padding-left="0.123cm" fo:padding-right="0.123cm" fo:padding-top="0cm" fo:padding-bottom="0cm" fo:border="0.5pt solid #000000" style:writing-mode="lr-tb"/>
    </style:style>
    <style:style style:name="Taula9.3" style:family="table-row">
      <style:table-row-properties style:min-row-height="1.004cm" fo:keep-together="always"/>
    </style:style>
    <style:style style:name="Taula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D3" style:family="table-cell">
      <style:table-cell-properties style:vertical-align="top" fo:padding-left="0.123cm" fo:padding-right="0.123cm" fo:padding-top="0cm" fo:padding-bottom="0cm" fo:border="0.5pt solid #000000" style:writing-mode="lr-tb"/>
    </style:style>
    <style:style style:name="Taula9.4" style:family="table-row">
      <style:table-row-properties style:min-row-height="0.993cm" fo:keep-together="always"/>
    </style:style>
    <style:style style:name="Taula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D4" style:family="table-cell">
      <style:table-cell-properties style:vertical-align="top" fo:padding-left="0.123cm" fo:padding-right="0.123cm" fo:padding-top="0cm" fo:padding-bottom="0cm" fo:border="0.5pt solid #000000" style:writing-mode="lr-tb"/>
    </style:style>
    <style:style style:name="Taula10" style:family="table">
      <style:table-properties style:width="16.118cm" fo:margin-left="-0.132cm" table:align="left" style:writing-mode="lr-tb"/>
    </style:style>
    <style:style style:name="Taula10.A" style:family="table-column">
      <style:table-column-properties style:column-width="2.434cm"/>
    </style:style>
    <style:style style:name="Taula10.B" style:family="table-column">
      <style:table-column-properties style:column-width="7.691cm"/>
    </style:style>
    <style:style style:name="Taula10.C" style:family="table-column">
      <style:table-column-properties style:column-width="5.994cm"/>
    </style:style>
    <style:style style:name="Taula10.1" style:family="table-row">
      <style:table-row-properties style:min-row-height="1.02cm" fo:keep-together="always"/>
    </style:style>
    <style:style style:name="Taula10.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10.2" style:family="table-row">
      <style:table-row-properties style:min-row-height="0.591cm" fo:keep-together="always"/>
    </style:style>
    <style:style style:name="Taula10.A2" style:family="table-cell">
      <style:table-cell-properties style:vertical-align="middle" fo:background-color="#8db3e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B2" style:family="table-cell">
      <style:table-cell-properties style:vertical-align="top" fo:background-color="#8db3e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C2" style:family="table-cell">
      <style:table-cell-properties style:vertical-align="top" fo:background-color="#8db3e2" fo:padding-left="0.123cm" fo:padding-right="0.123cm" fo:padding-top="0cm" fo:padding-bottom="0cm" fo:border="0.5pt solid #000000" style:writing-mode="lr-tb">
        <style:background-image/>
      </style:table-cell-properties>
    </style:style>
    <style:style style:name="Taula10.A3" style:family="table-cell">
      <style:table-cell-properties style:vertical-align="middle" fo:background-color="#fabf8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B3" style:family="table-cell">
      <style:table-cell-properties style:vertical-align="top" fo:background-color="#c2d69b"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C3" style:family="table-cell">
      <style:table-cell-properties style:vertical-align="top" fo:padding-left="0.123cm" fo:padding-right="0.123cm" fo:padding-top="0cm" fo:padding-bottom="0cm" fo:border="0.5pt solid #000000" style:writing-mode="lr-tb"/>
    </style:style>
    <style:style style:name="Taula10.C4" style:family="table-cell">
      <style:table-cell-properties style:vertical-align="top" fo:padding-left="0.123cm" fo:padding-right="0.123cm" fo:padding-top="0cm" fo:padding-bottom="0cm" fo:border="0.5pt solid #000000" style:writing-mode="lr-tb"/>
    </style:style>
    <style:style style:name="Taula10.C5" style:family="table-cell">
      <style:table-cell-properties style:vertical-align="top" fo:padding-left="0.123cm" fo:padding-right="0.123cm" fo:padding-top="0cm" fo:padding-bottom="0cm" fo:border="0.5pt solid #000000" style:writing-mode="lr-tb"/>
    </style:style>
    <style:style style:name="Taula10.6" style:family="table-row">
      <style:table-row-properties style:min-row-height="0.706cm" fo:keep-together="always"/>
    </style:style>
    <style:style style:name="Taula10.C6" style:family="table-cell">
      <style:table-cell-properties style:vertical-align="top" fo:padding-left="0.123cm" fo:padding-right="0.123cm" fo:padding-top="0cm" fo:padding-bottom="0cm" fo:border="0.5pt solid #000000" style:writing-mode="lr-tb"/>
    </style:style>
    <style:style style:name="Taula10.C7" style:family="table-cell">
      <style:table-cell-properties style:vertical-align="top" fo:padding-left="0.123cm" fo:padding-right="0.123cm" fo:padding-top="0cm" fo:padding-bottom="0cm" fo:border="0.5pt solid #000000" style:writing-mode="lr-tb"/>
    </style:style>
    <style:style style:name="Taula10.8" style:family="table-row">
      <style:table-row-properties style:min-row-height="0.961cm" fo:keep-together="always"/>
    </style:style>
    <style:style style:name="Taula10.C8" style:family="table-cell">
      <style:table-cell-properties style:vertical-align="top" fo:padding-left="0.123cm" fo:padding-right="0.123cm" fo:padding-top="0cm" fo:padding-bottom="0cm" fo:border="0.5pt solid #000000" style:writing-mode="lr-tb"/>
    </style:style>
    <style:style style:name="Taula11" style:family="table">
      <style:table-properties style:width="18.875cm" fo:margin-left="-1.51cm" table:align="left" style:writing-mode="lr-tb"/>
    </style:style>
    <style:style style:name="Taula11.A" style:family="table-column">
      <style:table-column-properties style:column-width="3.194cm"/>
    </style:style>
    <style:style style:name="Taula11.B" style:family="table-column">
      <style:table-column-properties style:column-width="3.175cm"/>
    </style:style>
    <style:style style:name="Taula11.C" style:family="table-column">
      <style:table-column-properties style:column-width="4.657cm"/>
    </style:style>
    <style:style style:name="Taula11.D" style:family="table-column">
      <style:table-column-properties style:column-width="1.905cm"/>
    </style:style>
    <style:style style:name="Taula11.E" style:family="table-column">
      <style:table-column-properties style:column-width="3.747cm"/>
    </style:style>
    <style:style style:name="Taula11.F" style:family="table-column">
      <style:table-column-properties style:column-width="2.198cm"/>
    </style:style>
    <style:style style:name="Taula11.1" style:family="table-row">
      <style:table-row-properties fo:keep-together="auto"/>
    </style:style>
    <style:style style:name="Taula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1.F1" style:family="table-cell">
      <style:table-cell-properties style:vertical-align="top" fo:padding-left="0.191cm" fo:padding-right="0.191cm" fo:padding-top="0cm" fo:padding-bottom="0cm" fo:border="0.5pt solid #000000" style:writing-mode="lr-tb"/>
    </style:style>
    <style:style style:name="Taula12" style:family="table">
      <style:table-properties style:width="16.521cm" fo:margin-left="-0.259cm" table:align="left" style:writing-mode="lr-tb"/>
    </style:style>
    <style:style style:name="Taula12.A" style:family="table-column">
      <style:table-column-properties style:column-width="4.187cm"/>
    </style:style>
    <style:style style:name="Taula12.B" style:family="table-column">
      <style:table-column-properties style:column-width="12.333cm"/>
    </style:style>
    <style:style style:name="Taula12.1" style:family="table-row">
      <style:table-row-properties fo:keep-together="auto"/>
    </style:style>
    <style:style style:name="Taula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2.B1" style:family="table-cell">
      <style:table-cell-properties style:vertical-align="top" fo:padding-left="0.191cm" fo:padding-right="0.191cm" fo:padding-top="0cm" fo:padding-bottom="0cm" fo:border="0.5pt solid #000000" style:writing-mode="lr-tb"/>
    </style:style>
    <style:style style:name="Taula13" style:family="table">
      <style:table-properties style:width="18.276cm" fo:margin-left="-2.009cm" table:align="left" style:writing-mode="lr-tb"/>
    </style:style>
    <style:style style:name="Taula13.A" style:family="table-column">
      <style:table-column-properties style:column-width="3.048cm"/>
    </style:style>
    <style:style style:name="Taula13.B" style:family="table-column">
      <style:table-column-properties style:column-width="5.614cm"/>
    </style:style>
    <style:style style:name="Taula13.C" style:family="table-column">
      <style:table-column-properties style:column-width="6.555cm"/>
    </style:style>
    <style:style style:name="Taula13.D" style:family="table-column">
      <style:table-column-properties style:column-width="3.059cm"/>
    </style:style>
    <style:style style:name="Taula13.1" style:family="table-row">
      <style:table-row-properties fo:keep-together="auto"/>
    </style:style>
    <style:style style:name="Taula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3.D1" style:family="table-cell">
      <style:table-cell-properties style:vertical-align="top" fo:padding-left="0.191cm" fo:padding-right="0.191cm" fo:padding-top="0cm" fo:padding-bottom="0cm" fo:border="0.5pt solid #000000" style:writing-mode="lr-tb"/>
    </style:style>
    <style:style style:name="Taula13.D2" style:family="table-cell">
      <style:table-cell-properties style:vertical-align="middle" fo:padding-left="0.191cm" fo:padding-right="0.191cm" fo:padding-top="0cm" fo:padding-bottom="0cm" fo:border="0.5pt solid #000000" style:writing-mode="lr-tb"/>
    </style:style>
    <style:style style:name="Taula14" style:family="table">
      <style:table-properties style:width="16.194cm" fo:margin-left="-0.432cm" table:align="left" style:writing-mode="lr-tb"/>
    </style:style>
    <style:style style:name="Taula14.A" style:family="table-column">
      <style:table-column-properties style:column-width="16.194cm"/>
    </style:style>
    <style:style style:name="Taula14.1" style:family="table-row">
      <style:table-row-properties style:min-row-height="0.559cm" fo:keep-together="always"/>
    </style:style>
    <style:style style:name="Taula14.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14.2" style:family="table-row">
      <style:table-row-properties style:min-row-height="19.669cm" fo:keep-together="always"/>
    </style:style>
    <style:style style:name="Taula14.A2"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cm" fo:margin-right="-0.494cm" fo:text-indent="0cm" style:auto-text-indent="false"/>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tab-stops/>
      </style:paragraph-properties>
      <style:text-properties fo:font-weight="bold" style:font-weight-asian="bold"/>
    </style:style>
    <style:style style:name="P4" style:family="paragraph" style:parent-style-name="Header">
      <style:paragraph-properties fo:margin-left="-0.115cm" fo:margin-right="0cm" fo:text-align="end" style:justify-single-word="false"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margin-left="1.27cm" fo:margin-right="0cm" fo:line-height="150%" fo:text-indent="0cm" style:auto-text-indent="false"/>
    </style:style>
    <style:style style:name="P7" style:family="paragraph" style:parent-style-name="Standard">
      <style:paragraph-properties fo:margin-left="1.27cm" fo:margin-right="0cm" fo:line-height="150%" fo:text-indent="0cm" style:auto-text-indent="false" style:snap-to-layout-grid="false"/>
      <style:text-properties fo:font-size="6pt" fo:background-color="transparent" style:font-size-asian="6pt"/>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background-color="transparent"/>
    </style:style>
    <style:style style:name="P10" style:family="paragraph" style:parent-style-name="Standard">
      <style:paragraph-properties fo:margin-left="-0.635cm" fo:margin-right="0cm" fo:text-indent="0cm" style:auto-text-indent="false"/>
      <style:text-properties fo:color="#0000ff" loext:opacity="100%" fo:font-size="9pt" style:text-underline-style="solid" style:text-underline-width="auto" style:text-underline-color="font-color" fo:background-color="transparent" style:font-size-asian="9pt" style:font-size-complex="9pt"/>
    </style:style>
    <style:style style:name="P11" style:family="paragraph" style:parent-style-name="Text_20_body_20_indent">
      <style:paragraph-properties fo:margin-left="-0.635cm" fo:margin-right="0cm" fo:text-indent="0cm" style:auto-text-indent="false"/>
      <style:text-properties fo:font-size="9pt" fo:background-color="transparent" style:font-size-asian="9pt" style:font-size-complex="9pt"/>
    </style:style>
    <style:style style:name="P12" style:family="paragraph" style:parent-style-name="Text_20_body_20_indent">
      <style:paragraph-properties fo:margin-left="-0.635cm" fo:margin-right="0cm" fo:text-indent="0cm" style:auto-text-indent="false"/>
      <style:text-properties fo:background-color="transparent"/>
    </style:style>
    <style:style style:name="P13" style:family="paragraph" style:parent-style-name="Texto_20_independiente_20_3">
      <style:text-properties fo:color="#ff0000" loext:opacity="100%" fo:background-color="transparent"/>
    </style:style>
    <style:style style:name="P14" style:family="paragraph" style:parent-style-name="Texto_20_independiente_20_3">
      <style:text-properties fo:background-color="transparent"/>
    </style:style>
    <style:style style:name="P15" style:family="paragraph" style:parent-style-name="Texto_20_independiente_20_3">
      <style:text-properties fo:font-size="9pt" fo:font-weight="bold" fo:background-color="transparent" style:font-size-asian="9pt" style:font-weight-asian="bold" style:font-size-complex="9pt" style:font-weight-complex="bold"/>
    </style:style>
    <style:style style:name="P16" style:family="paragraph" style:parent-style-name="Texto_20_independiente_20_3">
      <style:paragraph-properties fo:margin-left="0cm" fo:margin-right="-1.002cm" fo:text-indent="0cm" style:auto-text-indent="false"/>
      <style:text-properties fo:font-size="9pt" fo:font-weight="bold" fo:background-color="transparent" style:font-size-asian="9pt" style:font-weight-asian="bold" style:font-size-complex="9pt" style:font-weight-complex="bold"/>
    </style:style>
    <style:style style:name="P17" style:family="paragraph" style:parent-style-name="Standard">
      <style:text-properties fo:font-weight="bold" fo:background-color="transparent" style:font-weight-asian="bold"/>
    </style:style>
    <style:style style:name="P18" style:family="paragraph" style:parent-style-name="Standard">
      <style:text-properties fo:font-weight="bold" fo:background-color="transparent" style:font-weight-asian="bold" style:font-weight-complex="bold"/>
    </style:style>
    <style:style style:name="P19" style:family="paragraph" style:parent-style-name="Standard">
      <style:paragraph-properties fo:text-align="center" style:justify-single-word="false"/>
      <style:text-properties fo:font-weight="bold" fo:background-color="transparent" style:font-weight-asian="bold"/>
    </style:style>
    <style:style style:name="P20" style:family="paragraph" style:parent-style-name="Standard">
      <style:paragraph-properties fo:text-align="justify" style:justify-single-word="false"/>
      <style:text-properties fo:font-weight="bold" fo:background-color="transparent" style:font-weight-asian="bold"/>
    </style:style>
    <style:style style:name="P21" style:family="paragraph" style:parent-style-name="Standard">
      <style:text-properties fo:background-color="transparent"/>
    </style:style>
    <style:style style:name="P22" style:family="paragraph" style:parent-style-name="Standard">
      <style:paragraph-properties style:snap-to-layout-grid="false"/>
      <style:text-properties fo:background-color="transparent"/>
    </style:style>
    <style:style style:name="P23" style:family="paragraph" style:parent-style-name="Standard">
      <style:text-properties officeooo:paragraph-rsid="000dce22" fo:background-color="transparent"/>
    </style:style>
    <style:style style:name="P24" style:family="paragraph" style:parent-style-name="Standard">
      <style:text-properties fo:color="#ff0000" loext:opacity="100%" fo:font-size="8pt" fo:background-color="transparent" style:font-size-asian="8pt" style:font-size-complex="8pt"/>
    </style:style>
    <style:style style:name="P25" style:family="paragraph" style:parent-style-name="Standard">
      <style:text-properties fo:font-style="italic" fo:background-color="transparent" style:font-style-asian="italic"/>
    </style:style>
    <style:style style:name="P26" style:family="paragraph" style:parent-style-name="Standard">
      <style:paragraph-properties style:snap-to-layout-grid="false"/>
      <style:text-properties fo:font-style="italic" fo:background-color="transparent" style:font-style-asian="italic"/>
    </style:style>
    <style:style style:name="P27" style:family="paragraph" style:parent-style-name="Standard">
      <style:text-properties fo:font-size="14pt" style:text-underline-style="none" fo:font-weight="normal" officeooo:paragraph-rsid="000dce22" fo:background-color="transparent" style:font-size-asian="14pt" style:font-weight-asian="normal" style:font-size-complex="14pt" style:font-weight-complex="normal"/>
    </style:style>
    <style:style style:name="P28" style:family="paragraph" style:parent-style-name="Standard">
      <style:text-properties fo:font-size="14pt" style:text-underline-style="none" fo:font-weight="normal" officeooo:rsid="000dce22" officeooo:paragraph-rsid="000dce22" fo:background-color="transparent" style:font-size-asian="14pt" style:font-weight-asian="normal" style:font-size-complex="14pt" style:font-weight-complex="normal"/>
    </style:style>
    <style:style style:name="P29" style:family="paragraph" style:parent-style-name="Standard">
      <style:text-properties fo:font-size="14pt" style:text-underline-style="none" fo:font-weight="normal" officeooo:rsid="000f9e84" officeooo:paragraph-rsid="000f9e84" fo:background-color="transparent" style:font-size-asian="14pt" style:font-weight-asian="normal" style:font-size-complex="14pt" style:font-weight-complex="normal"/>
    </style:style>
    <style:style style:name="P30" style:family="paragraph" style:parent-style-name="Standard">
      <style:paragraph-properties fo:margin-left="0cm" fo:margin-right="-0.503cm" fo:line-height="150%" fo:text-indent="0cm" style:auto-text-indent="false" style:snap-to-layout-grid="false"/>
      <style:text-properties fo:font-size="4pt" fo:font-weight="bold" fo:background-color="transparent" style:font-size-asian="4pt" style:font-weight-asian="bold" style:font-size-complex="4pt"/>
    </style:style>
    <style:style style:name="P31" style:family="paragraph" style:parent-style-name="Standard">
      <style:paragraph-properties fo:margin-left="0cm" fo:margin-right="-0.503cm" fo:line-height="150%" fo:text-indent="0cm" style:auto-text-indent="false"/>
      <style:text-properties fo:font-size="14pt" fo:font-weight="bold" officeooo:paragraph-rsid="000d3f76" fo:background-color="transparent" style:font-size-asian="14pt" style:font-weight-asian="bold" style:font-size-complex="14pt"/>
    </style:style>
    <style:style style:name="P32" style:family="paragraph" style:parent-style-name="Standard">
      <style:paragraph-properties fo:margin-left="0cm" fo:margin-right="-0.503cm" fo:line-height="150%" fo:text-indent="0cm" style:auto-text-indent="false"/>
      <style:text-properties fo:font-size="14pt" style:text-underline-style="none" fo:font-weight="normal" officeooo:paragraph-rsid="000dce22" fo:background-color="transparent" style:font-size-asian="14pt" style:font-weight-asian="normal" style:font-size-complex="14pt" style:font-weight-complex="normal"/>
    </style:style>
    <style:style style:name="P33" style:family="paragraph" style:parent-style-name="Standard">
      <style:paragraph-properties fo:margin-left="0.25cm" fo:margin-right="0cm" fo:text-indent="-0.25cm" style:auto-text-indent="false"/>
      <style:text-properties fo:background-color="transparent"/>
    </style:style>
    <style:style style:name="P34" style:family="paragraph" style:parent-style-name="Standard">
      <style:paragraph-properties fo:margin-left="0.25cm" fo:margin-right="0cm" fo:text-indent="-0.25cm" style:auto-text-indent="false"/>
      <style:text-properties fo:color="#c00000" loext:opacity="100%" fo:font-size="9pt" fo:font-weight="bold" fo:background-color="transparent" style:font-size-asian="9pt" style:font-weight-asian="bold" style:font-size-complex="8pt"/>
    </style:style>
    <style:style style:name="P35" style:family="paragraph" style:parent-style-name="Standard">
      <style:paragraph-properties fo:margin-left="0.25cm" fo:margin-right="0cm" fo:text-indent="0cm" style:auto-text-indent="false"/>
      <style:text-properties fo:color="#ff0000" loext:opacity="100%" fo:font-size="8pt" fo:background-color="transparent" style:font-size-asian="8pt" style:font-size-complex="8pt"/>
    </style:style>
    <style:style style:name="P36" style:family="paragraph" style:parent-style-name="Text_20_body_20_indent">
      <style:paragraph-properties fo:margin-left="0.25cm" fo:margin-right="0cm" fo:text-indent="0cm" style:auto-text-indent="false"/>
      <style:text-properties fo:font-size="9pt" fo:background-color="transparent" style:font-size-asian="9pt" style:font-size-complex="9pt"/>
    </style:style>
    <style:style style:name="P37" style:family="paragraph" style:parent-style-name="Standard">
      <style:paragraph-properties fo:margin-left="2.498cm" fo:margin-right="0cm" fo:text-indent="1.249cm" style:auto-text-indent="false"/>
      <style:text-properties fo:background-color="transparent"/>
    </style:style>
    <style:style style:name="P38" style:family="paragraph" style:parent-style-name="Standard">
      <style:paragraph-properties fo:break-before="page"/>
      <style:text-properties fo:background-color="transparent"/>
    </style:style>
    <style:style style:name="P39" style:family="paragraph" style:parent-style-name="Text_20_body_20_indent">
      <style:paragraph-properties fo:margin-left="0cm" fo:margin-right="0cm" fo:text-indent="0.318cm" style:auto-text-indent="false"/>
      <style:text-properties fo:font-size="9pt" fo:background-color="transparent" style:font-size-asian="9pt"/>
    </style:style>
    <style:style style:name="P40" style:family="paragraph" style:parent-style-name="Text_20_body_20_indent">
      <style:paragraph-properties fo:margin-left="0cm" fo:margin-right="0cm" fo:text-indent="0cm" style:auto-text-indent="false"/>
      <style:text-properties fo:font-size="9pt" fo:background-color="transparent" style:font-size-asian="9pt"/>
    </style:style>
    <style:style style:name="P41" style:family="paragraph" style:parent-style-name="Text_20_body_20_indent">
      <style:paragraph-properties fo:margin-left="-0.012cm" fo:margin-right="0cm" fo:text-indent="0cm" style:auto-text-indent="false"/>
      <style:text-properties fo:background-color="transparent"/>
    </style:style>
    <style:style style:name="P42" style:family="paragraph" style:parent-style-name="Text_20_body_20_indent">
      <style:paragraph-properties fo:margin-left="-0.012cm" fo:margin-right="0cm" fo:text-align="center" style:justify-single-word="false" fo:text-indent="0cm" style:auto-text-indent="false"/>
      <style:text-properties fo:background-color="transparent"/>
    </style:style>
    <style:style style:name="P43" style:family="paragraph" style:parent-style-name="Text_20_body_20_indent">
      <style:paragraph-properties fo:margin-left="-0.012cm" fo:margin-right="0cm" fo:text-indent="0cm" style:auto-text-indent="false"/>
      <style:text-properties fo:color="#000000" loext:opacity="100%" fo:font-size="9pt" fo:background-color="transparent" style:font-size-asian="9pt" style:font-size-complex="9pt"/>
    </style:style>
    <style:style style:name="P44" style:family="paragraph" style:parent-style-name="Text_20_body_20_indent">
      <style:paragraph-properties fo:margin-left="-0.012cm" fo:margin-right="0cm" fo:text-align="center" style:justify-single-word="false" fo:text-indent="0cm" style:auto-text-indent="false"/>
      <style:text-properties fo:color="#000000" loext:opacity="100%" fo:font-size="9pt" fo:background-color="transparent" style:font-size-asian="9pt" style:font-size-complex="9pt"/>
    </style:style>
    <style:style style:name="P45" style:family="paragraph" style:parent-style-name="Text_20_body">
      <style:text-properties style:use-window-font-color="true" loext:opacity="0%" style:font-name="Times New Roman" fo:font-size="12pt" fo:background-color="transparent" style:font-size-asian="12pt" style:font-size-complex="12pt"/>
    </style:style>
    <style:style style:name="P46" style:family="paragraph" style:parent-style-name="Text_20_body">
      <style:text-properties fo:font-size="14pt" fo:font-weight="bold" officeooo:paragraph-rsid="000b3ec3" fo:background-color="transparent" style:font-size-asian="14pt" style:font-weight-asian="bold" style:font-size-complex="14pt"/>
    </style:style>
    <style:style style:name="P47" style:family="paragraph" style:parent-style-name="Text_20_body">
      <style:text-properties fo:font-size="14pt" fo:font-weight="bold" officeooo:paragraph-rsid="000cffea" fo:background-color="transparent" style:font-size-asian="14pt" style:font-weight-asian="bold" style:font-size-complex="14pt"/>
    </style:style>
    <style:style style:name="P48" style:family="paragraph" style:parent-style-name="Text_20_body">
      <style:text-properties fo:font-size="14pt" style:text-underline-style="none" fo:font-weight="bold" officeooo:paragraph-rsid="000cffea" fo:background-color="transparent" style:font-size-asian="14pt" style:font-weight-asian="bold" style:font-size-complex="14pt"/>
    </style:style>
    <style:style style:name="P49" style:family="paragraph" style:parent-style-name="Sangría_20_3_20_de_20_t._20_independiente">
      <style:text-properties fo:font-size="9pt" fo:font-weight="bold" fo:background-color="transparent" style:font-size-asian="9pt" style:font-weight-asian="bold"/>
    </style:style>
    <style:style style:name="P50" style:family="paragraph" style:parent-style-name="Texto_20_independiente_20_2">
      <style:text-properties officeooo:paragraph-rsid="000f9e84" fo:background-color="transparent"/>
    </style:style>
    <style:style style:name="P51" style:family="paragraph" style:parent-style-name="Heading_20_1">
      <style:paragraph-properties fo:margin-left="0cm" fo:margin-right="0cm" fo:text-indent="0cm" style:auto-text-indent="false"/>
      <style:text-properties fo:font-weight="bold" fo:background-color="transparent" style:font-weight-asian="bold"/>
    </style:style>
    <style:style style:name="P52" style:family="paragraph" style:parent-style-name="Heading_20_1">
      <style:paragraph-properties fo:margin-left="0cm" fo:margin-right="0cm" fo:text-indent="0cm" style:auto-text-indent="false"/>
      <style:text-properties fo:background-color="transparent"/>
    </style:style>
    <style:style style:name="P53" style:family="paragraph" style:parent-style-name="Heading_20_1">
      <style:paragraph-properties fo:margin-left="0cm" fo:margin-right="0cm" fo:text-indent="0cm" style:auto-text-indent="false" style:snap-to-layout-grid="false"/>
      <style:text-properties fo:font-size="10pt" fo:background-color="transparent" style:font-size-asian="10pt" style:font-size-complex="10pt"/>
    </style:style>
    <style:style style:name="P54" style:family="paragraph" style:parent-style-name="Párrafo_20_de_20_lista" style:list-style-name="WW8Num14">
      <style:paragraph-properties fo:margin-left="0.635cm" fo:margin-right="0cm" fo:text-indent="-0.635cm" style:auto-text-indent="false">
        <style:tab-stops>
          <style:tab-stop style:position="0.635cm"/>
        </style:tab-stops>
      </style:paragraph-properties>
      <style:text-properties fo:font-size="11pt" fo:font-weight="bold" fo:background-color="transparent" style:font-size-asian="11pt" style:font-weight-asian="bold" style:font-size-complex="11pt" style:font-weight-complex="bold"/>
    </style:style>
    <style:style style:name="P55" style:family="paragraph" style:parent-style-name="Standard" style:list-style-name="WW8Num10">
      <style:paragraph-properties fo:line-height="150%"/>
      <style:text-properties fo:background-color="transparent"/>
    </style:style>
    <style:style style:name="P56" style:family="paragraph" style:parent-style-name="Standard">
      <style:text-properties fo:font-size="14pt" style:text-underline-style="none" fo:font-weight="normal" officeooo:rsid="000dce22" officeooo:paragraph-rsid="0012858c" fo:background-color="transparent" style:font-size-asian="14pt" style:font-weight-asian="normal" style:font-size-complex="14pt" style:font-weight-complex="normal"/>
    </style:style>
    <style:style style:name="P57" style:family="paragraph" style:parent-style-name="Standard">
      <style:text-properties officeooo:paragraph-rsid="0013cd80"/>
    </style:style>
    <style:style style:name="P58" style:family="paragraph" style:parent-style-name="Standard" style:list-style-name="WW8Num14">
      <style:paragraph-properties fo:margin-left="0.723cm" fo:margin-right="0cm" fo:margin-top="0cm" fo:margin-bottom="0.423cm" style:contextual-spacing="false" fo:text-align="justify" style:justify-single-word="false" fo:text-indent="-0.635cm" style:auto-text-indent="false">
        <style:tab-stops/>
      </style:paragraph-properties>
      <style:text-properties fo:font-size="11pt" fo:font-weight="bold" fo:background-color="transparent" style:font-size-asian="11pt" style:font-weight-asian="bold" style:font-size-complex="11pt" style:font-weight-complex="bold"/>
    </style:style>
    <style:style style:name="P59" style:family="paragraph" style:parent-style-name="Standard" style:list-style-name="WW8Num14">
      <style:paragraph-properties fo:margin-left="0.723cm" fo:margin-right="0cm" fo:margin-top="0cm" fo:margin-bottom="0.423cm" style:contextual-spacing="false" fo:text-align="justify" style:justify-single-word="false" fo:text-indent="-0.635cm" style:auto-text-indent="false">
        <style:tab-stops>
          <style:tab-stop style:position="0.635cm"/>
        </style:tab-stops>
      </style:paragraph-properties>
      <style:text-properties fo:font-size="11pt" fo:font-weight="bold" fo:background-color="transparent" style:font-size-asian="11pt" style:font-weight-asian="bold" style:font-size-complex="11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loext:opacity="100%"/>
    </style:style>
    <style:style style:name="T4" style:family="text">
      <style:text-properties fo:color="#ff0000" loext:opacity="100%" fo:font-weight="bold" style:font-weight-asian="bold" style:font-weight-complex="bold"/>
    </style:style>
    <style:style style:name="T5" style:family="text">
      <style:text-properties fo:color="#ff0000" loext:opacity="100%" fo:font-size="8pt" style:font-size-asian="8pt" style:font-size-complex="8pt"/>
    </style:style>
    <style:style style:name="T6" style:family="text">
      <style:text-properties fo:color="#ff0000" loext:opacity="100%" fo:font-size="8pt" fo:font-weight="bold" style:font-size-asian="8pt" style:font-weight-asian="bold" style:font-size-complex="8pt"/>
    </style:style>
    <style:style style:name="T7" style:family="text">
      <style:text-properties fo:color="#ff0000" loext:opacity="100%" fo:font-size="8pt" fo:font-weight="bold" style:font-size-asian="8pt" style:font-weight-asian="bold" style:font-weight-complex="bold"/>
    </style:style>
    <style:style style:name="T8" style:family="text">
      <style:text-properties fo:font-size="8pt" style:font-size-asian="8pt"/>
    </style:style>
    <style:style style:name="T9" style:family="text">
      <style:text-properties fo:font-style="italic" fo:font-weight="bold" style:font-style-asian="italic" style:font-weight-asian="bold"/>
    </style:style>
    <style:style style:name="T10" style:family="text">
      <style:text-properties fo:font-style="italic" fo:font-weight="bold" fo:background-color="transparent" loext:char-shading-value="0" style:font-style-asian="italic" style:font-weight-asian="bold"/>
    </style:style>
    <style:style style:name="T11" style:family="text">
      <style:text-properties fo:font-size="9pt" style:text-underline-style="solid" style:text-underline-width="auto" style:text-underline-color="font-color" style:font-size-asian="9pt" style:font-size-complex="9pt"/>
    </style:style>
    <style:style style:name="T12" style:family="text">
      <style:text-properties fo:font-size="9pt" style:text-underline-style="solid" style:text-underline-width="auto" style:text-underline-color="font-color" fo:background-color="transparent" loext:char-shading-value="0" style:font-size-asian="9pt" style:font-size-complex="9pt"/>
    </style:style>
    <style:style style:name="T13" style:family="text">
      <style:text-properties fo:font-size="9pt" style:font-size-asian="9pt" style:font-size-complex="9pt"/>
    </style:style>
    <style:style style:name="T14" style:family="text">
      <style:text-properties fo:font-size="9pt" fo:background-color="transparent" loext:char-shading-value="0" style:font-size-asian="9pt" style:font-size-complex="9pt"/>
    </style:style>
    <style:style style:name="T15" style:family="text">
      <style:text-properties fo:color="#c00000" loext:opacity="100%" fo:font-size="9pt" fo:font-weight="bold" style:font-size-asian="9pt" style:font-weight-asian="bold" style:font-size-complex="8pt"/>
    </style:style>
    <style:style style:name="T16" style:family="text">
      <style:text-properties fo:color="#000000" loext:opacity="100%" fo:font-size="9pt" style:font-size-asian="9pt" style:font-size-complex="9pt"/>
    </style:style>
    <style:style style:name="T17" style:family="text">
      <style:text-properties fo:color="#000000" loext:opacity="100%" fo:font-size="9pt" style:text-underline-style="solid" style:text-underline-width="auto" style:text-underline-color="font-color" style:font-size-asian="9pt" style:font-size-complex="9pt"/>
    </style:style>
    <style:style style:name="T18" style:family="text">
      <style:text-properties fo:font-size="10pt" style:text-underline-style="none" style:font-size-asian="10pt" style:font-size-complex="10pt"/>
    </style:style>
    <style:style style:name="T19" style:family="text">
      <style:text-properties fo:font-size="10pt" style:font-size-asian="10pt"/>
    </style:style>
    <style:style style:name="T20" style:family="text">
      <style:text-properties fo:font-size="10pt" style:font-size-asian="10pt" style:font-size-complex="10pt"/>
    </style:style>
    <style:style style:name="T21" style:family="text">
      <style:text-properties fo:background-color="transparent" loext:char-shading-value="0"/>
    </style:style>
    <style:style style:name="T22" style:family="text">
      <style:text-properties fo:font-size="14pt" style:text-underline-style="none" fo:font-weight="normal" style:font-size-asian="14pt" style:font-weight-asian="normal" style:font-size-complex="14pt" style:font-weight-complex="normal"/>
    </style:style>
    <style:style style:name="T23" style:family="text">
      <style:text-properties style:text-underline-style="none"/>
    </style:style>
    <style:style style:name="T24" style:family="text">
      <style:text-properties style:use-window-font-color="true" loext:opacity="0%" style:font-name="Times New Roman" fo:font-size="12pt" style:font-size-asian="12pt" style:font-size-complex="12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Fecha: <text:s text:c="3"/>${data?string("dd-MM-yyyy")}</text:p>
      <table:table table:name="Taula1" table:style-name="Taula1">
        <table:table-column table:style-name="Taula1.A"/>
        <table:table-column table:style-name="Taula1.B"/>
        <table:table-column table:style-name="Taula1.C"/>
        <table:table-row table:style-name="Taula1.1">
          <table:table-cell table:style-name="Taula1.A1" table:number-columns-spanned="3" office:value-type="string">
            <text:p text:style-name="P18">Tipo de solicitud</text:p>
          </table:table-cell>
          <table:covered-table-cell/>
          <table:covered-table-cell/>
        </table:table-row>
        <table:table-row table:style-name="Taula1.2">
          <table:table-cell table:style-name="Taula1.A4" office:value-type="string">
            <text:p text:style-name="P48"><text:text-input text:description="">[#if props["FORMULARIO.DATOS_SOLICITUD.LDATIPOSOL"] = "Alta"]X[#else]□[/#if]</text:text-input><text:s text:c="2"/>Alta </text:p>
          </table:table-cell>
          <table:table-cell table:style-name="Taula1.B2" office:value-type="string">
            <text:p text:style-name="P46"><text:text-input text:description="">[#if props["FORMULARIO.DATOS_SOLICITUD.LDATIPOSOL"] = "Modificación"]X[#else]□[/#if]</text:text-input><text:s text:c="2"/>Modificación</text:p>
          </table:table-cell>
          <table:table-cell table:style-name="Taula1.C2" office:value-type="string">
            <text:p text:style-name="P47"><text:text-input text:description="">[#if props["FORMULARIO.DATOS_SOLICITUD.LDATIPOSOL"] = "Baja"]X[#else]□[/#if]</text:text-input><text:s text:c="2"/>Baja</text:p>
          </table:table-cell>
        </table:table-row>
        <table:table-row table:style-name="Taula1.3">
          <table:table-cell table:style-name="Taula1.A1" table:number-columns-spanned="3" office:value-type="string">
            <text:p text:style-name="P18">Entorno</text:p>
          </table:table-cell>
          <table:covered-table-cell/>
          <table:covered-table-cell/>
        </table:table-row>
        <table:table-row table:style-name="Taula1.4">
          <table:table-cell table:style-name="Taula1.A4" office:value-type="string">
            <text:p text:style-name="P30"/>
            <text:p text:style-name="P31"><text:span text:style-name="T23"><text:text-input text:description="">[#if produccion]X[#else]□[/#if]</text:text-input></text:span><text:s/>Producción</text:p>
          </table:table-cell>
          <table:table-cell table:style-name="Taula1.B4" table:number-columns-spanned="2" office:value-type="string">
            <text:p text:style-name="P30"/>
            <text:p text:style-name="P31"><text:span text:style-name="T23"><text:text-input text:description="">[#if  preproduccion]X[#else]□[/#if]</text:text-input></text:span><text:s/>Preproducción</text:p>
          </table:table-cell>
          <table:covered-table-cell/>
        </table:table-row>
      </table:table>
      <text:p text:style-name="P21"/>
      <table:table table:name="Taula2" table:style-name="Taula2">
        <table:table-column table:style-name="Taula2.A"/>
        <table:table-column table:style-name="Taula2.B"/>
        <table:table-row table:style-name="Taula2.1">
          <table:table-cell table:style-name="Taula2.A1" table:number-columns-spanned="2" office:value-type="string">
            <text:p text:style-name="P21"><text:span text:style-name="T2">1) Órgano solicitante de la información</text:span> <text:span text:style-name="T4">* </text:span></text:p>
          </table:table-cell>
          <table:covered-table-cell/>
        </table:table-row>
        <table:table-row table:style-name="Taula2.2">
          <table:table-cell table:style-name="Taula2.A6" office:value-type="string">
            <text:p text:style-name="P17">Denominación</text:p>
            <text:p text:style-name="P32"><text:text-input text:description="">${props["FORMULARIO.DATOS_SOLICITUD.DENOMINACION"]}</text:text-input></text:p>
          </table:table-cell>
          <table:table-cell table:style-name="Taula2.B2" office:value-type="string">
            <text:p text:style-name="P21">CIF</text:p>
            <text:p text:style-name="P32"><text:text-input text:description="">${props["FORMULARIO.DATOS_SOLICITUD.CIF"]}</text:text-input></text:p>
          </table:table-cell>
        </table:table-row>
        <table:table-row table:style-name="Taula2.3">
          <table:table-cell table:style-name="Taula2.A6" office:value-type="string">
            <text:p text:style-name="P17">Unidad Responsable</text:p>
            <text:p text:style-name="P32"><text:text-input text:description="">${props["FORMULARIO.DATOS_SOLICITUD.UNIDAD"]}</text:text-input></text:p>
          </table:table-cell>
          <table:table-cell table:style-name="Taula2.B6" office:value-type="string">
            <text:p text:style-name="P21">CIF<text:span text:style-name="T8"> (Si distinto del anterior)</text:span> </text:p>
          </table:table-cell>
        </table:table-row>
        <table:table-row table:style-name="Taula2.3">
          <table:table-cell table:style-name="Taula2.A6" office:value-type="string">
            <text:p text:style-name="P23"><text:span text:style-name="T1">Código DIR3 de la Unidad Responsable<text:line-break/></text:span><text:span text:style-name="T22"><text:text-input text:description="">${props["FORMULARIO.DATOS_SOLICITUD.CODIUR"]}</text:text-input></text:span></text:p>
          </table:table-cell>
          <table:table-cell table:style-name="Taula2.B6" office:value-type="string">
            <text:p text:style-name="P17">Código DIR3 de Organismo Raiz</text:p>
            <text:p text:style-name="P27"><text:text-input text:description="">${props["FORMULARIO.DATOS_SOLICITUD.CODIOA"]}</text:text-input></text:p>
          </table:table-cell>
        </table:table-row>
        <table:table-row table:style-name="Taula2.5">
          <table:table-cell table:style-name="Taula2.A6" office:value-type="string">
            <text:p text:style-name="P21">Municipio</text:p>
            <text:p text:style-name="P27"><text:text-input text:description="">${props["FORMULARIO.DATOS_SOLICITUD.MUNICIPIO"]}</text:text-input></text:p>
          </table:table-cell>
          <table:table-cell table:style-name="Taula2.B6" office:value-type="string">
            <text:p text:style-name="P21">Provincia</text:p>
            <text:p text:style-name="P21">Baleares</text:p>
          </table:table-cell>
        </table:table-row>
        <text:soft-page-break/>
        <table:table-row table:style-name="Taula2.5">
          <table:table-cell table:style-name="Taula2.A6" office:value-type="string">
            <text:p text:style-name="P21">Dirección</text:p>
            <text:p text:style-name="P28"><text:text-input text:description="">${props["FORMULARIO.DATOS_SOLICITUD.DIRECCION"]}</text:text-input></text:p>
          </table:table-cell>
          <table:table-cell table:style-name="Taula2.B6" office:value-type="string">
            <text:p text:style-name="P21">C.Postal</text:p>
            <text:p text:style-name="P56"><text:text-input text:description="">${cp}</text:text-input></text:p>
          </table:table-cell>
        </table:table-row>
      </table:table>
      <text:p text:style-name="P24">*Deberá incluirse la rama completa del Organigrama al que pertenece el organismo en cuestión. Si el organismo se identifica a través de un código de organismo (por ejemplo, CIF del mismo) incluir en la descripción dicho código.</text:p>
      <text:p text:style-name="P24"/>
      <text:p text:style-name="P24"/>
      <text:p text:style-name="P24"/>
      <table:table table:name="Taula3" table:style-name="Taula3">
        <table:table-column table:style-name="Taula3.A"/>
        <table:table-row table:style-name="Taula3.1">
          <table:table-cell table:style-name="Taula3.A1" office:value-type="string">
            <text:p text:style-name="P21"><text:span text:style-name="T1">Certificado</text:span> que utilizará para identificarse<text:span text:style-name="T3">*</text:span>:</text:p>
            <text:p text:style-name="P21">PLATAFORMA D’INTEROPERABILITAT DE LES ILLES BALEARS</text:p>
          </table:table-cell>
        </table:table-row>
        <table:table-row table:style-name="Taula3.2">
          <table:table-cell table:style-name="Taula3.A1" office:value-type="string">
            <text:p text:style-name="P21">Número de Serie del certificado (<text:span text:style-name="T9">En mayúsculas y sin espacios</text:span>):</text:p>
            <text:p text:style-name="P21">401CC0622F1BD1BE5B92214E809F184C</text:p>
          </table:table-cell>
        </table:table-row>
      </table:table>
      <text:p text:style-name="P33"><text:span text:style-name="T5">*</text:span> <text:span text:style-name="T6">El certificado debe estar soportado por la Plataforma @firma. <text:line-break/> </text:span><text:span text:style-name="T15">Adjuntar a este formulario la parte pública del certificado que utilizará para identificarse para la comprobación de los datos, en formato codificado (extensión.cer).</text:span> </text:p>
      <text:p text:style-name="P34"/>
      <text:p text:style-name="P35"><text:s text:c="2"/></text:p>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4" office:value-type="string">
            <text:p text:style-name="P21"><text:span text:style-name="T2">2) Persona de contacto a efectos informáticos y tecnológicos del órgano solicitante</text:span> <text:span text:style-name="T4">*</text:span> </text:p>
          </table:table-cell>
          <table:covered-table-cell/>
          <table:covered-table-cell/>
          <table:covered-table-cell/>
        </table:table-row>
        <table:table-row table:style-name="Taula4.2">
          <table:table-cell table:style-name="Taula4.A2" office:value-type="string">
            <text:p text:style-name="P21">Nombre</text:p>
            <text:p text:style-name="P21">Antoni</text:p>
          </table:table-cell>
          <table:table-cell table:style-name="Taula4.B2" office:value-type="string">
            <text:p text:style-name="P21">Apellido1</text:p>
            <text:p text:style-name="P21">Trobat </text:p>
          </table:table-cell>
          <table:table-cell table:style-name="Taula4.C2" office:value-type="string">
            <text:p text:style-name="P21">Apellido2</text:p>
            <text:p text:style-name="P21">Obrador <text:s text:c="2"/></text:p>
          </table:table-cell>
          <table:table-cell table:style-name="Taula4.D4" office:value-type="string">
            <text:p text:style-name="P21">NIF</text:p>
            <text:p text:style-name="P21">43120476F</text:p>
          </table:table-cell>
        </table:table-row>
        <table:table-row table:style-name="Taula4.3">
          <table:table-cell table:style-name="Taula4.A4" table:number-columns-spanned="3" office:value-type="string">
            <text:p text:style-name="P21">Cargo</text:p>
            <text:p text:style-name="P21">Analista</text:p>
          </table:table-cell>
          <table:covered-table-cell/>
          <table:covered-table-cell/>
          <table:table-cell table:style-name="Taula4.D4" office:value-type="string">
            <text:p text:style-name="P21">Teléfono</text:p>
            <text:p text:style-name="P21">971177070</text:p>
          </table:table-cell>
        </table:table-row>
        <table:table-row table:style-name="Taula4.4">
          <table:table-cell table:style-name="Taula4.A4" table:number-columns-spanned="3" office:value-type="string">
            <text:p text:style-name="P21">Correo electrónico</text:p>
            <table:table table:name="Taula5" table:style-name="Taula5">
              <table:table-column table:style-name="Taula5.A"/>
              <table:table-column table:style-name="Taula5.B"/>
              <table:table-row table:style-name="Taula5.1">
                <table:table-cell table:style-name="Taula5.A1" office:value-type="string">
                  <text:p text:style-name="P22"/>
                </table:table-cell>
                <table:table-cell table:style-name="Taula5.A1" office:value-type="string">
                  <text:p text:style-name="P57"><text:a xlink:type="simple" xlink:href="mailto:departamentals1@dgtic.caib.es" text:style-name="Internet_20_link" text:visited-style-name="Visited_20_Internet_20_Link"><text:span text:style-name="T21">departamentals1@dgtic.caib.es</text:span></text:a></text:p>
                </table:table-cell>
              </table:table-row>
            </table:table>
          </table:table-cell>
          <table:covered-table-cell/>
          <table:covered-table-cell/>
          <table:table-cell table:style-name="Taula4.D4" office:value-type="string">
            <text:p text:style-name="P21">Nº Empleado</text:p>
          </table:table-cell>
        </table:table-row>
      </table:table>
      <text:p text:style-name="P13">*El nombre y apellidos deben escribirse igual que el nombre y apellidos que aparecen en el <text:s/>NIF/NIE/TIE. <text:s/>Podrán incorporarse más responsables duplicando este apartado</text:p>
      <text:p text:style-name="P14"><text:s text:c="2"/></text:p>
      <text:p text:style-name="P14"/>
      <text:p text:style-name="P14"/>
      <text:p text:style-name="P14"/>
      <text:p text:style-name="P14"/>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p text:style-name="P21"><text:span text:style-name="T2">3) Responsable o Persona de contacto en el ámbito de la gestión y encargado de auditorías</text:span> <text:span text:style-name="T4">*</text:span> </text:p>
          </table:table-cell>
          <table:covered-table-cell/>
          <table:covered-table-cell/>
          <table:covered-table-cell/>
        </table:table-row>
        <table:table-row table:style-name="Taula6.2">
          <table:table-cell table:style-name="Taula6.A2" office:value-type="string">
            <text:p text:style-name="P21">Nombre</text:p>
            <text:p text:style-name="P28"><text:text-input text:description="">${props["FORMULARIO.DATOS_SOLICITUD.NOMBRESECE"]}</text:text-input></text:p>
          </table:table-cell>
          <table:table-cell table:style-name="Taula6.B2" office:value-type="string">
            <text:p text:style-name="P21">Apellido1</text:p>
            <text:p text:style-name="P29"><text:text-input text:description="">${props["FORMULARIO.DATOS_SOLICITUD.APE1SECE"]}</text:text-input></text:p>
          </table:table-cell>
          <table:table-cell table:style-name="Taula6.C2" office:value-type="string">
            <text:p text:style-name="P21">Apellido2</text:p>
            <text:p text:style-name="P29"><text:text-input text:description="">${props["FORMULARIO.DATOS_SOLICITUD.APE2SECE"]}</text:text-input></text:p>
          </table:table-cell>
          <table:table-cell table:style-name="Taula6.D4" office:value-type="string">
            <text:p text:style-name="P21">NIF</text:p>
            <text:p text:style-name="P29"><text:text-input text:description="">${props["FORMULARIO.DATOS_SOLICITUD.NIFSECE"]}</text:text-input></text:p>
          </table:table-cell>
        </table:table-row>
        <text:soft-page-break/>
        <table:table-row table:style-name="Taula6.3">
          <table:table-cell table:style-name="Taula6.A4" table:number-columns-spanned="3" office:value-type="string">
            <text:p text:style-name="P21">Cargo</text:p>
            <text:p text:style-name="P29"><text:text-input text:description="">${props["FORMULARIO.DATOS_SOLICITUD.CARGOSECE"]}</text:text-input></text:p>
          </table:table-cell>
          <table:covered-table-cell/>
          <table:covered-table-cell/>
          <table:table-cell table:style-name="Taula6.D4" office:value-type="string">
            <text:p text:style-name="P21">Teléfono</text:p>
            <text:p text:style-name="P29"><text:text-input text:description="">${props["FORMULARIO.DATOS_SOLICITUD.TELEFONOSECE"]}</text:text-input></text:p>
          </table:table-cell>
        </table:table-row>
        <table:table-row table:style-name="Taula6.4">
          <table:table-cell table:style-name="Taula6.A4" table:number-columns-spanned="3" office:value-type="string">
            <text:p text:style-name="P21">Correo electrónico</text:p>
            <text:p text:style-name="P29"><text:text-input text:description="">${props["FORMULARIO.DATOS_SOLICITUD.MAILSECE"]}</text:text-input></text:p>
          </table:table-cell>
          <table:covered-table-cell/>
          <table:covered-table-cell/>
          <table:table-cell table:style-name="Taula6.D4" office:value-type="string">
            <text:p text:style-name="P21">Nº Empleado</text:p>
          </table:table-cell>
        </table:table-row>
      </table:table>
      <text:p text:style-name="P13">*El nombre y apellidos deben escribirse igual que el nombre y apellidos que aparecen en el <text:s/>NIF/NIE/TIE. <text:s/>Podrán incorporarse más responsables duplicando este apartado</text:p>
      <table:table table:name="Taula7" table:style-name="Taula7">
        <table:table-column table:style-name="Taula7.A"/>
        <table:table-column table:style-name="Taula7.B"/>
        <table:table-column table:style-name="Taula7.A"/>
        <table:table-column table:style-name="Taula7.D"/>
        <table:table-row table:style-name="Taula7.1">
          <table:table-cell table:style-name="Taula7.A1" table:number-columns-spanned="4" office:value-type="string">
            <text:p text:style-name="P21"><text:span text:style-name="T2">4) Responsable o Persona de contacto a efectos administrativos</text:span> <text:span text:style-name="T4">* </text:span><text:span text:style-name="T7">(En el caso de ser distinto del de gestión-auditoría)</text:span> </text:p>
          </table:table-cell>
          <table:covered-table-cell/>
          <table:covered-table-cell/>
          <table:covered-table-cell/>
        </table:table-row>
        <table:table-row table:style-name="Taula7.2">
          <table:table-cell table:style-name="Taula7.C2" office:value-type="string">
            <text:p text:style-name="P21">Nombre</text:p>
            <text:p text:style-name="P21"/>
          </table:table-cell>
          <table:table-cell table:style-name="Taula7.B2" office:value-type="string">
            <text:p text:style-name="P21">Apellido1</text:p>
            <text:p text:style-name="P21"/>
          </table:table-cell>
          <table:table-cell table:style-name="Taula7.C2" office:value-type="string">
            <text:p text:style-name="P21">Apellido2</text:p>
            <text:p text:style-name="P21"/>
          </table:table-cell>
          <table:table-cell table:style-name="Taula7.D4" office:value-type="string">
            <text:p text:style-name="P21">NIF</text:p>
            <text:p text:style-name="P21"/>
          </table:table-cell>
        </table:table-row>
        <table:table-row table:style-name="Taula7.3">
          <table:table-cell table:style-name="Taula7.A4" table:number-columns-spanned="3" office:value-type="string">
            <text:p text:style-name="P21">Cargo</text:p>
            <text:p text:style-name="P21"/>
          </table:table-cell>
          <table:covered-table-cell/>
          <table:covered-table-cell/>
          <table:table-cell table:style-name="Taula7.D4" office:value-type="string">
            <text:p text:style-name="P21">Teléfono</text:p>
            <text:p text:style-name="P21"/>
          </table:table-cell>
        </table:table-row>
        <table:table-row table:style-name="Taula7.4">
          <table:table-cell table:style-name="Taula7.A4" table:number-columns-spanned="3" office:value-type="string">
            <text:p text:style-name="P21">Correo electrónico</text:p>
            <text:p text:style-name="P21"/>
          </table:table-cell>
          <table:covered-table-cell/>
          <table:covered-table-cell/>
          <table:table-cell table:style-name="Taula7.D4" office:value-type="string">
            <text:p text:style-name="P21">Nº Empleado</text:p>
          </table:table-cell>
        </table:table-row>
      </table:table>
      <text:p text:style-name="P14"><text:span text:style-name="T3">*El nombre y apellidos deben escribirse igual que el nombre y apellidos que aparecen en el <text:s/>NIF/NIE/TIE. <text:s/>Podrán incorporarse más responsables duplicando este apartado</text:span> </text:p>
      <text:p text:style-name="P49"/>
      <table:table table:name="Taula8" table:style-name="Taula8">
        <table:table-column table:style-name="Taula8.A"/>
        <table:table-row table:style-name="Taula8.1">
          <table:table-cell table:style-name="Taula8.A1" office:value-type="string">
            <text:p text:style-name="P18">5) Permisos:</text:p>
          </table:table-cell>
        </table:table-row>
        <table:table-row table:style-name="Taula8.2">
          <table:table-cell table:style-name="Taula8.A2" office:value-type="string">
            <text:p text:style-name="P7"/>
            <text:p text:style-name="P6"><text:span text:style-name="T10">Para ser válido, este formulario debe acompañarse del Excel de identificación de procedimientos y servicios publicado en el Portal de Administración electrónica (PAE) </text:span><text:a xlink:type="simple" xlink:href="http://administracionelectronica.gob.es/ctt/svd/descargas/" text:style-name="Internet_20_link" text:visited-style-name="Visited_20_Internet_20_Link"><text:span text:style-name="Internet_20_link"><text:span text:style-name="T10">http://administracionelectronica.gob.es/ctt/svd/descargas/</text:span></text:span></text:a><text:a xlink:type="simple" xlink:href="http://administracionelectronica.gob.es/ctt/svd/descargas/" text:style-name="Internet_20_link" text:visited-style-name="Visited_20_Internet_20_Link"><text:span text:style-name="Internet_20_link"> </text:span></text:a><text:span text:style-name="T10">en el apartado Formularios y Procedimientos de Autorización</text:span> </text:p>
          </table:table-cell>
        </table:table-row>
      </table:table>
      <text:p text:style-name="P21"/>
      <text:p text:style-name="P21"/>
      <table:table table:name="Taula9" table:style-name="Taula9">
        <table:table-column table:style-name="Taula9.A"/>
        <table:table-column table:style-name="Taula9.B"/>
        <table:table-column table:style-name="Taula9.A"/>
        <table:table-column table:style-name="Taula9.D"/>
        <table:table-row table:style-name="Taula9.1">
          <table:table-cell table:style-name="Taula9.A1" table:number-columns-spanned="4" office:value-type="string">
            <text:p text:style-name="P21"><text:span text:style-name="T2">6) Titular del órgano solicitante</text:span> <text:span text:style-name="T4">*</text:span> </text:p>
          </table:table-cell>
          <table:covered-table-cell/>
          <table:covered-table-cell/>
          <table:covered-table-cell/>
        </table:table-row>
        <table:table-row table:style-name="Taula9.2">
          <table:table-cell table:style-name="Taula9.C2" office:value-type="string">
            <text:p text:style-name="P21">Nombre</text:p>
            <text:p text:style-name="P21">Ramón </text:p>
          </table:table-cell>
          <table:table-cell table:style-name="Taula9.B2" office:value-type="string">
            <text:p text:style-name="P21">Apellido1</text:p>
            <text:p text:style-name="P21">Roca </text:p>
          </table:table-cell>
          <table:table-cell table:style-name="Taula9.C2" office:value-type="string">
            <text:p text:style-name="P21">Apellido2</text:p>
            <text:p text:style-name="P21">Mérida</text:p>
          </table:table-cell>
          <table:table-cell table:style-name="Taula9.D4" office:value-type="string">
            <text:p text:style-name="P21">NIF</text:p>
            <text:p text:style-name="P21">39187905E</text:p>
          </table:table-cell>
        </table:table-row>
        <table:table-row table:style-name="Taula9.3">
          <table:table-cell table:style-name="Taula9.A4" table:number-columns-spanned="3" office:value-type="string">
            <text:p text:style-name="P21">Cargo</text:p>
            <text:p text:style-name="Standard"><text:a xlink:type="simple" xlink:href="http://www.caib.es/govern/organigrama/area.do?lang=ca&amp;coduo=16" text:style-name="Internet_20_link" text:visited-style-name="Visited_20_Internet_20_Link"><text:span text:style-name="T21">Dirección General de Modernización i Administración Digital</text:span></text:a><text:a xlink:type="simple" xlink:href="http://www.caib.es/govern/organigrama/area.do?lang=ca&amp;coduo=16" text:style-name="Internet_20_link" text:visited-style-name="Visited_20_Internet_20_Link"> </text:a></text:p>
          </table:table-cell>
          <table:covered-table-cell/>
          <table:covered-table-cell/>
          <table:table-cell table:style-name="Taula9.D4" office:value-type="string">
            <text:p text:style-name="P21">Teléfono</text:p>
            <text:p text:style-name="P21">971177820</text:p>
          </table:table-cell>
        </table:table-row>
        <table:table-row table:style-name="Taula9.4">
          <table:table-cell table:style-name="Taula9.A4" table:number-columns-spanned="3" office:value-type="string">
            <text:p text:style-name="P21">Correo electrónico</text:p>
            <text:p text:style-name="Standard"><text:a xlink:type="simple" xlink:href="mailto:rroca@dgtic.caib.es" text:style-name="Internet_20_link" text:visited-style-name="Visited_20_Internet_20_Link"><text:span text:style-name="T21">rroca@dgtic.caib.es</text:span></text:a><text:a xlink:type="simple" xlink:href="mailto:rroca@dgtic.caib.es" text:style-name="Internet_20_link" text:visited-style-name="Visited_20_Internet_20_Link"> </text:a></text:p>
          </table:table-cell>
          <table:covered-table-cell/>
          <table:covered-table-cell/>
          <table:table-cell table:style-name="Taula9.D4" office:value-type="string">
            <text:p text:style-name="P21">Nº Empleado</text:p>
          </table:table-cell>
        </table:table-row>
      </table:table>
      <text:p text:style-name="P24">*El nombre y apellidos deben escribirse igual que el nombre y apellidos que aparecen en el <text:s/>DNI/NIE/TIE. <text:s text:c="2"/></text:p>
      <text:p text:style-name="P15"/>
      <text:p text:style-name="P15"/>
      <text:p text:style-name="P15"><text:s text:c="2"/></text:p>
      <text:p text:style-name="P15"/>
      <text:p text:style-name="P15"><text:soft-page-break/></text:p>
      <table:table table:name="Taula10" table:style-name="Taula10">
        <table:table-column table:style-name="Taula10.A"/>
        <table:table-column table:style-name="Taula10.B"/>
        <table:table-column table:style-name="Taula10.C"/>
        <table:table-row table:style-name="Taula10.1">
          <table:table-cell table:style-name="Taula10.A1" table:number-columns-spanned="3" office:value-type="string">
            <text:p text:style-name="P18">7) Tecnología SCSPv3 utilizada para el consumo de servicios</text:p>
          </table:table-cell>
          <table:covered-table-cell/>
          <table:covered-table-cell/>
        </table:table-row>
        <table:table-row table:style-name="Taula10.2">
          <table:table-cell table:style-name="Taula10.A2" office:value-type="string">
            <text:p text:style-name="P19">Tecnología</text:p>
          </table:table-cell>
          <table:table-cell table:style-name="Taula10.B2" office:value-type="string">
            <text:p text:style-name="P19">Producto</text:p>
          </table:table-cell>
          <table:table-cell table:style-name="Taula10.C2" office:value-type="string">
            <text:p text:style-name="P19">Versión</text:p>
          </table:table-cell>
        </table:table-row>
        <table:table-row table:style-name="Taula10.2">
          <table:table-cell table:style-name="Taula10.A3" table:number-rows-spanned="3" office:value-type="string">
            <text:p text:style-name="P19">JAVA</text:p>
          </table:table-cell>
          <table:table-cell table:style-name="Taula10.B3" office:value-type="string">
            <text:p text:style-name="P25">Recubrimiento Web Services</text:p>
          </table:table-cell>
          <table:table-cell table:style-name="Taula10.C8" office:value-type="string">
            <text:p text:style-name="P22"/>
          </table:table-cell>
        </table:table-row>
        <table:table-row table:style-name="Taula10.2">
          <table:covered-table-cell/>
          <table:table-cell table:style-name="Taula10.B3" office:value-type="string">
            <text:p text:style-name="P25">Cliente Ligero</text:p>
          </table:table-cell>
          <table:table-cell table:style-name="Taula10.C8" office:value-type="string">
            <text:p text:style-name="P22"/>
          </table:table-cell>
        </table:table-row>
        <table:table-row table:style-name="Taula10.2">
          <table:covered-table-cell/>
          <table:table-cell table:style-name="Taula10.B3" office:value-type="string">
            <text:p text:style-name="P25">Integración Propia de las librerias</text:p>
          </table:table-cell>
          <table:table-cell table:style-name="Taula10.C8" office:value-type="string">
            <text:p text:style-name="P21">3.5.0</text:p>
          </table:table-cell>
        </table:table-row>
        <table:table-row table:style-name="Taula10.6">
          <table:table-cell table:style-name="Taula10.A3" table:number-rows-spanned="2" office:value-type="string">
            <text:p text:style-name="P19">.NET</text:p>
          </table:table-cell>
          <table:table-cell table:style-name="Taula10.B3" office:value-type="string">
            <text:p text:style-name="P25">Recubrimiento WebServices</text:p>
          </table:table-cell>
          <table:table-cell table:style-name="Taula10.C8" office:value-type="string">
            <text:p text:style-name="P22"/>
          </table:table-cell>
        </table:table-row>
        <table:table-row table:style-name="Taula10.6">
          <table:covered-table-cell/>
          <table:table-cell table:style-name="Taula10.B3" office:value-type="string">
            <text:p text:style-name="P25">Integración Propia de las librerias</text:p>
          </table:table-cell>
          <table:table-cell table:style-name="Taula10.C8" office:value-type="string">
            <text:p text:style-name="P22"/>
          </table:table-cell>
        </table:table-row>
        <table:table-row table:style-name="Taula10.8">
          <table:table-cell table:style-name="Taula10.A3" office:value-type="string">
            <text:p text:style-name="P19">Otras</text:p>
          </table:table-cell>
          <table:table-cell table:style-name="Taula10.B3" office:value-type="string">
            <text:p text:style-name="P26"/>
          </table:table-cell>
          <table:table-cell table:style-name="Taula10.C8" office:value-type="string">
            <text:p text:style-name="P22"/>
          </table:table-cell>
        </table:table-row>
      </table:table>
      <text:p text:style-name="P15"/>
      <text:p text:style-name="P16">El solicitante da fe de la veracidad de los datos consignados, que serán verificados por los medios telemáticos precisos.</text:p>
      <text:p text:style-name="P16"/>
      <text:p text:style-name="P50">En Palma a <text:span text:style-name="T24">${data?string("dd-MM-yyyy")}</text:span></text:p>
      <text:p text:style-name="P37"/>
      <text:p text:style-name="P38"><text:s text:c="2"/><text:span text:style-name="T2">PROCEDIMIENTOS ADMINISTRATIVOS*:</text:span> </text:p>
      <text:list xml:id="list1885551822" text:style-name="WW8Num10">
        <text:list-item>
          <text:p text:style-name="P55">Procedimientos en los que se va a utilizar el sistema: </text:p>
        </text:list-item>
      </text:list>
      <text:p text:style-name="P20">Indique, para cada uno de los procedimientos su denominación, así como si la consulta se va a realizar con consentimiento expreso del interesado o porque ley / norma le habilita para realizar dicha consulta. En ambos casos, se debe indicar el artículo de la norma legal. Se debe indicar si el procedimiento tiene Fecha de Caducidad o de resolución, y en caso de ser así, indicar dicha fecha. Así mismo, indicar en qué consiste el procedimiento administrativo por el cual el funcionario necesita los datos solicitados.</text:p>
      <text:p text:style-name="P36"/>
      <text:p text:style-name="P11">Ejemplo1: <text:s text:c="2"/></text:p>
      <text:p text:style-name="P12"><text:span text:style-name="T11">Nombre del Procedimiento</text:span> <text:span text:style-name="T13">: SUBVENCIONES PUBLICAS DIRIGIDAS A LA FORMACION, DIFUSION, SENSIBILIZACION E INTERCAMBIO</text:span> </text:p>
      <text:p text:style-name="P9"><text:span text:style-name="T11">Descripción</text:span> <text:span text:style-name="T13">: SUBVENCIONES PUBLICAS DIRIGIDAS A LA FORMACION, DIFUSION, SENSIBILIZACION E INTERCAMBIO DE EXPERIENCIAS,DE TRABAJADORES, EMPRESARIOS, AUTONOMOS, MANDOS INTERMEDIOS Y DELEGADOS DE PREVENCION EN MATERIA DE SEGURIDAD Y SALUD LABORAL</text:span> </text:p>
      <text:p text:style-name="P12"><text:span text:style-name="T11">Consentimiento</text:span> <text:span text:style-name="T13">: Expreso</text:span> </text:p>
      <text:p text:style-name="P12"><text:span text:style-name="T11">Norma Legal</text:span> <text:span text:style-name="T13">: ORDEN EYE/171 5 /2010, DE 13 DE DICIEMBRE POR LA QUE SE ESTABLECEN LAS BASES REGULADORAS (BASE 4)</text:span> </text:p>
      <text:p text:style-name="P12"><text:span text:style-name="T17">Artículos</text:span> <text:span text:style-name="T16">: 5</text:span> </text:p>
      <text:p text:style-name="P12"><text:span text:style-name="T16"><text:s text:c="4"/></text:span><text:span text:style-name="T17">Código del Procedimiento</text:span> <text:span text:style-name="T16">: (el que </text:span>usa la organización para identificar a este procedimiento) IAPA1268</text:p>
      <text:p text:style-name="P8"><text:span text:style-name="T12">Norma legal (Enlace http o documento adjunto): </text:span><text:a xlink:type="simple" xlink:href="https://www.tramitacastillayleon.jcyl.es/web/jcyl/AdministracionElectronica/es/Plantilla100DetalleFeed/1251181050732/Ayuda012/1284152391195/Propuesta" text:style-name="Internet_20_link" text:visited-style-name="Visited_20_Internet_20_Link"><text:span text:style-name="Internet_20_link"><text:span text:style-name="T14">https://www.tramitacastillayleon.jcyl.es/web/jcyl/AdministracionElectronica/es/Plantilla100DetalleFeed/1251181050732/Ayuda012/1284152391195/Propuesta</text:span></text:span></text:a><text:a xlink:type="simple" xlink:href="https://www.tramitacastillayleon.jcyl.es/web/jcyl/AdministracionElectronica/es/Plantilla100DetalleFeed/1251181050732/Ayuda012/1284152391195/Propuesta" text:style-name="Internet_20_link" text:visited-style-name="Visited_20_Internet_20_Link"><text:span text:style-name="Internet_20_link"> </text:span></text:a></text:p>
      <text:p text:style-name="P8"><text:span text:style-name="T12">Consentimiento (Enlace http o documento adjunto):</text:span> <text:a xlink:type="simple" xlink:href="https://www.tramitacastillayleon.jcyl.es/web/jcyl/binarios/727/433/IAPA_1268_Anexos_v4.pdf" text:style-name="Internet_20_link" text:visited-style-name="Visited_20_Internet_20_Link"><text:span text:style-name="Internet_20_link"><text:span text:style-name="T14">https://www.tramitacastillayleon.jcyl.es/web/jcyl/binarios/727/433/IAPA_1268_Anexos_v4.pdf</text:span></text:span></text:a><text:a xlink:type="simple" xlink:href="https://www.tramitacastillayleon.jcyl.es/web/jcyl/binarios/727/433/IAPA_1268_Anexos_v4.pdf" text:style-name="Internet_20_link" text:visited-style-name="Visited_20_Internet_20_Link"><text:span text:style-name="Internet_20_link"> </text:span></text:a></text:p>
      <text:p text:style-name="P10">Caducidad: No caduca (convocatorias anuales)</text:p>
      <text:p text:style-name="P39"/>
      <text:p text:style-name="P40">Ejemplo2: <text:s text:c="3"/></text:p>
      <text:p text:style-name="P39"/>
      <table:table table:name="Taula11" table:style-name="Taula11">
        <table:table-column table:style-name="Taula11.A"/>
        <table:table-column table:style-name="Taula11.B"/>
        <table:table-column table:style-name="Taula11.C"/>
        <table:table-column table:style-name="Taula11.D"/>
        <table:table-column table:style-name="Taula11.E"/>
        <table:table-column table:style-name="Taula11.F"/>
        <table:table-row table:style-name="Taula11.1">
          <table:table-cell table:style-name="Taula11.A1" office:value-type="string">
            <text:p text:style-name="P19">Código del Procedimiento</text:p>
          </table:table-cell>
          <table:table-cell table:style-name="Taula11.A1" office:value-type="string">
            <text:p text:style-name="P19">Nombre del Procedimiento</text:p>
          </table:table-cell>
          <table:table-cell table:style-name="Taula11.A1" office:value-type="string">
            <text:p text:style-name="P19">Descripción</text:p>
          </table:table-cell>
          <table:table-cell table:style-name="Taula11.A1" office:value-type="string">
            <text:p text:style-name="P19">Consentimiento</text:p>
          </table:table-cell>
          <table:table-cell table:style-name="Taula11.A1" office:value-type="string">
            <text:p text:style-name="P19">Norma Legal</text:p>
          </table:table-cell>
          <table:table-cell table:style-name="Taula11.F1" office:value-type="string">
            <text:p text:style-name="P19">Artículos</text:p>
          </table:table-cell>
        </table:table-row>
        <table:table-row table:style-name="Taula11.1">
          <table:table-cell table:style-name="Taula11.A1" office:value-type="string">
            <text:p text:style-name="P41">“Código SIA”</text:p>
            <text:p text:style-name="P41"><text:s text:c="3"/>12345678</text:p>
          </table:table-cell>
          <table:table-cell table:style-name="Taula11.A1" office:value-type="string">
            <text:p text:style-name="P43">Subvenciones en caso de emergencias y catástrofes</text:p>
          </table:table-cell>
          <table:table-cell table:style-name="Taula11.A1" office:value-type="string">
            <text:p text:style-name="P43">Concesión de ayudas a las víctimas de catástrofes naturales y emergencias en las que es necesario aportar el certificado de empadronamiento.</text:p>
          </table:table-cell>
          <table:table-cell table:style-name="Taula11.A1" office:value-type="string">
            <text:p text:style-name="P43">Expreso</text:p>
          </table:table-cell>
          <table:table-cell table:style-name="Taula11.A1" office:value-type="string">
            <text:p text:style-name="P43">RD 307/2005, de 18 de Marzo, desarrollado por la orden  int./277/2008,31 de Enero.</text:p>
          </table:table-cell>
          <table:table-cell table:style-name="Taula11.F1" office:value-type="string">
            <text:p text:style-name="P43">Art 31</text:p>
          </table:table-cell>
        </table:table-row>
      </table:table>
      <text:p text:style-name="P18"/>
      <table:table table:name="Taula12" table:style-name="Taula12">
        <table:table-column table:style-name="Taula12.A"/>
        <table:table-column table:style-name="Taula12.B"/>
        <table:table-row table:style-name="Taula12.1">
          <table:table-cell table:style-name="Taula12.A1" office:value-type="string">
            <text:h text:style-name="P51" text:outline-level="1">Procedimiento</text:h>
          </table:table-cell>
          <table:table-cell table:style-name="Taula12.B1" office:value-type="string">
            <text:h text:style-name="P52" text:outline-level="1"><text:span text:style-name="T18">Enlace http o documento adjunto de la </text:span><text:span text:style-name="T20">Norma legal</text:span> </text:h>
          </table:table-cell>
        </table:table-row>
        <table:table-row table:style-name="Taula12.1">
          <table:table-cell table:style-name="Taula12.A1" office:value-type="string">
            <text:h text:style-name="P53" text:outline-level="1"/>
          </table:table-cell>
          <table:table-cell table:style-name="Taula12.B1" office:value-type="string">
            <text:h text:style-name="P52" text:outline-level="1"><text:span text:style-name="T18">Enlace http o documento adjunto del <text:s text:c="2"/></text:span><text:span text:style-name="T20">Consentimiento</text:span> </text:h>
          </table:table-cell>
        </table:table-row>
      </table:table>
      <text:p text:style-name="P18"/>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9">Código del Procedimiento </text:p>
          </table:table-cell>
          <table:table-cell table:style-name="Taula13.A1" office:value-type="string">
            <text:p text:style-name="P19">Caducidad del procedimiento</text:p>
          </table:table-cell>
          <table:table-cell table:style-name="Taula13.A1" office:value-type="string">
            <text:p text:style-name="P19">Descripción</text:p>
          </table:table-cell>
          <table:table-cell table:style-name="Taula13.D1" office:value-type="string">
            <text:p text:style-name="P19">Procedimiento Automatizado</text:p>
          </table:table-cell>
        </table:table-row>
        <table:table-row table:style-name="Taula13.1">
          <table:table-cell table:style-name="Taula13.A1" office:value-type="string">
            <text:p text:style-name="P42">12345678</text:p>
          </table:table-cell>
          <table:table-cell table:style-name="Taula13.A1" office:value-type="string">
            <text:p text:style-name="P43">SI (Debe resolverse antes del 31-12-2015)</text:p>
          </table:table-cell>
          <table:table-cell table:style-name="Taula13.A1" office:value-type="string">
            <text:p text:style-name="P43">Un procedimiento puntual, que no se repite y que tiene que estar resuelto a fecha 31-12-2015</text:p>
          </table:table-cell>
          <table:table-cell table:style-name="Taula13.D2" office:value-type="string">
            <text:p text:style-name="P44">SI</text:p>
          </table:table-cell>
        </table:table-row>
        <table:table-row table:style-name="Taula13.1">
          <table:table-cell table:style-name="Taula13.A1" office:value-type="string">
            <text:p text:style-name="P42">99999999</text:p>
          </table:table-cell>
          <table:table-cell table:style-name="Taula13.A1" office:value-type="string">
            <text:p text:style-name="P43">NO (Se convoca periódicamente)</text:p>
          </table:table-cell>
          <table:table-cell table:style-name="Taula13.A1" office:value-type="string">
            <text:p text:style-name="P43">En las convocatorias periódicas, el procedimiento “No caduca”</text:p>
          </table:table-cell>
          <table:table-cell table:style-name="Taula13.D2" office:value-type="string">
            <text:p text:style-name="P44">NO</text:p>
          </table:table-cell>
        </table:table-row>
      </table:table>
      <text:p text:style-name="P18"/>
      <text:p text:style-name="P18">DATOS DE USABILIDAD:</text:p>
      <text:p text:style-name="P21"><text:span text:style-name="T19">Estimación de las consultas a realizar sobre el sistema (mensuales). Estos datos son orientativos, y permiten recabar información sobre el sistema que ayudará a realizar futuras mejoras de los aplicativos existentes, facilitando de esta forma la labor del usuario final.</text:span> </text:p>
      <text:p text:style-name="P21"/>
      <table:table table:name="Taula14" table:style-name="Taula14">
        <table:table-column table:style-name="Taula14.A"/>
        <table:table-row table:style-name="Taula14.1">
          <table:table-cell table:style-name="Taula14.A1" office:value-type="string">
            <text:p text:style-name="P18">8) Disposiciones adicionales</text:p>
          </table:table-cell>
        </table:table-row>
        <text:soft-page-break/>
        <table:table-row table:style-name="Taula14.2">
          <table:table-cell table:style-name="Taula14.A2" office:value-type="string">
            <text:list xml:id="list2788364190" text:style-name="WW8Num14">
              <text:list-item>
                <text:p text:style-name="P58">La firma de este documento conlleva el compromiso del órgano requirente de contar con el consentimiento expreso del interesado sobre el que solicite la información o, en su defecto, que una norma con rango de ley le exima de ello y la aceptación de las Condiciones de Prestación de Servicios de a través de la Plataforma de Intermediación del MINHAP.</text:p>
              </text:list-item>
              <text:list-item>
                <text:p text:style-name="P58">La presente solicitud de autorización, que deberá venir acompañada con el detalle de los procedimientos para los que se solicita la autorización y los servicios para los que se solicita la autorización para cada uno de esos procedimientos de manera individualizada, podrá ser revocada en cualquier momento sin previo aviso, en caso de que así lo estime oportuno el organismo emisor de la información debido a que se detecte cualquier uso irregular o indebido de la misma. Dicha autorización también podrá ser revocada con previo aviso en caso de detectarse cualquier dato incorrecto en la presente solicitud de autorización de acceso.</text:p>
              </text:list-item>
              <text:list-item>
                <text:p text:style-name="P58">El titular del órgano firmante de esta solicitud declara bajo su responsabilidad que la información solicitada será utilizada exclusivamente para la finalidad descrita en el presente formulario y en el marco de un procedimiento administrativo, a respetar su confidencialidad y a utilizarlos de acuerdo con la finalidad del fichero.</text:p>
              </text:list-item>
              <text:list-item>
                <text:p text:style-name="P58">Las responsabilidades que según la LOPD corresponden al cedente se trasladan al cesionario en calidad de encargado de tratamiento en caso de utilización indebida o falta de custodia de la información recibida, que velará por el cumplimiento de obligaciones, garantías y normativa aplicable al suministro y/o comunicación de información.</text:p>
              </text:list-item>
              <text:list-item>
                <text:p text:style-name="P58">El organismo requirente interpondrá las medidas de seguridad necesarias de acuerdo a la normativa, referente a la protección de datos (LOPD 15/1999 y RD 1720/2007) debido al carácter personal de la información intercambiada, y se comprometerá <text:s/>a cumplir las clausulas de seguridad comunicadas por el MINHAP, como requisito previo a la autorización de la cesión de datos, y en general con sus responsabilidades definidas en la Norma Técnica de Interoperabilidad de Protocolos de intermediación de datos (BOE de 26 de julio) http://www.boe.es/diario_boe/txt.php?id=BOE-A-2012-10049</text:p>
              </text:list-item>
              <text:list-item>
                <text:p text:style-name="P58">El MINHAP garantiza la seguridad y confidencialidad de los datos de carácter personal a los que tiene acceso para realizar el servicio.</text:p>
              </text:list-item>
              <text:list-item>
                <text:p text:style-name="P58">A los efectos de la Ley Orgánica 15/1999, de Protección de Datos de Carácter Personal, se <text:s/>informa de que los datos y la información facilitados y recogidos en este documento, así como los que se originen por su desarrollo, podrán ser incorporados y tratados en un fichero cuya finalidad es la solicitud de autorización para la comunicación de datos.</text:p>
              </text:list-item>
              <text:list-item>
                <text:p text:style-name="P59">El Usuario tiene derecho a rectificar sus datos personales, si son erróneos, mediante petición a través de la URL: https://soportecaid.redsara.es</text:p>
              </text:list-item>
              <text:list-item>
                <text:p text:style-name="P54">El solicitante da el consentimiento para la consulta de los datos aportados por los medios telemáticos precisos.</text:p>
              </text:list-item>
            </text:list>
          </table:table-cell>
        </table:table-row>
      </table:table>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MS Mincho" style:font-family-asian="'MS Mincho', 'ＭＳ 明朝'" style:font-family-generic-asian="roman" style:font-size-asian="12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cm" fo:margin-right="0cm" fo:line-height="150%" fo:text-indent="0.63cm" style:auto-text-indent="false" fo:keep-with-next="always"/>
      <style:text-properties style:text-underline-style="solid" style:text-underline-width="auto" style:text-underline-color="font-color"/>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Ficheros" style:family="paragraph" style:parent-style-name="Standard">
      <style:paragraph-properties fo:margin-left="0cm" fo:margin-right="0cm" fo:margin-top="0.106cm" fo:margin-bottom="0.106cm" style:contextual-spacing="false" fo:text-align="justify" style:justify-single-word="false" fo:text-indent="0.7cm" style:auto-text-indent="false"/>
      <style:text-properties style:font-name="Arial" fo:font-family="Arial" style:font-family-generic="swiss" style:font-pitch="variable" fo:font-size="9pt" fo:font-style="italic" style:font-name-asian="Times New Roman" style:font-family-asian="'Times New Roman'" style:font-family-generic-asian="roman" style:font-pitch-asian="variable" style:font-size-asian="9pt" style:font-style-asian="italic" style:font-name-complex="Arial" style:font-family-complex="Arial" style:font-family-generic-complex="swiss" style:font-pitch-complex="variable"/>
    </style:style>
    <style:style style:name="Dir_5f_Web" style:display-name="Dir_Web" style:family="paragraph" style:parent-style-name="Standard" style:next-style-name="Standard">
      <style:paragraph-properties fo:margin-top="0.494cm" fo:margin-bottom="0.494cm" style:contextual-spacing="false" fo:line-height="150%" fo:text-align="justify" style:justify-single-word="false" fo:orphans="0" fo:widows="0" style:text-autospace="none"/>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style>
    <style:style style:name="Variables" style:family="paragraph" style:parent-style-name="Standard" style:next-style-name="Standard" style:list-style-name="WW8Num13">
      <style:paragraph-properties fo:margin-top="0.494cm" fo:margin-bottom="0.494cm" style:contextual-spacing="false" fo:line-height="150%" fo:text-align="justify" style:justify-single-word="false" fo:orphans="0" fo:widows="0" style:text-autospace="none"/>
      <style:text-properties style:font-name="Arial" fo:font-family="Arial" style:font-family-generic="swiss" style:font-pitch="variable" fo:font-size="9pt"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ext_20_body_20_indent" style:display-name="Text body indent" style:family="paragraph" style:parent-style-name="Standard" style:class="text">
      <style:paragraph-properties fo:margin-left="0.63cm" fo:margin-right="0cm" fo:text-indent="0cm" style:auto-text-indent="false"/>
      <style:text-properties fo:font-size="10pt" style:font-size-asian="10pt"/>
    </style:style>
    <style:style style:name="Footnote" style:family="paragraph" style:parent-style-name="Standard" style:class="extra">
      <style:text-properties fo:font-size="10pt" style:font-name-asian="Times New Roman" style:font-family-asian="'Times New Roman'" style:font-family-generic-asian="roman" style:font-pitch-asian="variable" style:font-size-asian="10pt" style:font-size-complex="10pt"/>
    </style:style>
    <style:style style:name="Texto_20_independiente_20_2" style:display-name="Texto independiente 2" style:family="paragraph" style:parent-style-name="Standard">
      <style:paragraph-properties fo:margin-top="0cm" fo:margin-bottom="0.212cm" style:contextual-spacing="false" fo:line-height="200%"/>
      <style:text-properties style:font-name-asian="Times New Roman" style:font-family-asian="'Times New Roman'" style:font-family-generic-asian="roman" style:font-pitch-asian="variable"/>
    </style:style>
    <style:style style:name="Texto_20_independiente_20_3" style:display-name="Texto independiente 3" style:family="paragraph" style:parent-style-name="Standard">
      <style:paragraph-properties fo:margin-top="0cm" fo:margin-bottom="0.212cm" style:contextual-spacing="false"/>
      <style:text-properties fo:font-size="8pt" style:font-name-asian="Times New Roman" style:font-family-asian="'Times New Roman'" style:font-family-generic-asian="roman" style:font-pitch-asian="variable" style:font-size-asian="8pt" style:font-size-complex="8pt"/>
    </style:style>
    <style:style style:name="Sangría_20_3_20_de_20_t._20_independiente" style:display-name="Sangría 3 de t. independiente" style:family="paragraph" style:parent-style-name="Standard">
      <style:paragraph-properties fo:margin-left="0.499cm" fo:margin-right="0cm" fo:margin-top="0cm" fo:margin-bottom="0.212cm" style:contextual-spacing="false" fo:text-indent="0cm" style:auto-text-indent="false"/>
      <style:text-properties fo:font-size="8pt" style:font-name-asian="Times New Roman" style:font-family-asian="'Times New Roman'" style:font-family-generic-asian="roman" style:font-pitch-asian="variable" style:font-size-asian="8pt" style:font-size-complex="8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Emphasi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Sangría_20_3_20_de_20_t._20_independiente_20_Car" style:display-name="Sangría 3 de t. independiente Car" style:family="text">
      <style:text-properties fo:font-size="8pt" fo:language="es" fo:country="ES" style:font-size-asian="8pt" style:font-size-complex="8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size-asian="8pt" style:language-asian="ja" style:country-asian="JP" style:font-name-complex="Tahoma" style:font-family-complex="Tahoma" style:font-family-generic-complex="swiss" style:font-pitch-complex="variable" style:font-size-complex="8pt"/>
    </style:style>
    <style:style style:name="apple-converted-spac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lfaen"/>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5" style:family="table">
      <style:table-properties style:width="17.99cm" fo:margin-left="-2cm" table:align="left" style:writing-mode="lr-tb"/>
    </style:style>
    <style:style style:name="Taula15.A" style:family="table-column">
      <style:table-column-properties style:column-width="7.001cm"/>
    </style:style>
    <style:style style:name="Taula15.B" style:family="table-column">
      <style:table-column-properties style:column-width="7.738cm"/>
    </style:style>
    <style:style style:name="Taula15.C" style:family="table-column">
      <style:table-column-properties style:column-width="3.251cm"/>
    </style:style>
    <style:style style:name="Taula15.1" style:family="table-row">
      <style:table-row-properties style:min-row-height="2.233cm" fo:keep-together="auto"/>
    </style:style>
    <style:style style:name="Taula15.A1"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text-align="center" style:justify-single-word="false"/>
    </style:style>
    <style:style style:name="MP2" style:family="paragraph" style:parent-style-name="Header">
      <style:paragraph-properties fo:margin-left="0cm" fo:margin-right="-0.494cm" fo:text-indent="0cm" style:auto-text-indent="false"/>
      <style:text-properties fo:language="zxx" fo:country="none" style:language-asian="zxx" style:country-asian="none"/>
    </style:style>
    <style:style style:name="MP3" style:family="paragraph" style:parent-style-name="Header">
      <style:paragraph-properties style:snap-to-layout-grid="false"/>
    </style:style>
    <style:style style:name="MP4" style:family="paragraph" style:parent-style-name="Header">
      <style:paragraph-properties fo:text-align="center" style:justify-single-word="false">
        <style:tab-stops/>
      </style:paragraph-properties>
      <style:text-properties fo:font-weight="bold" style:font-weight-asian="bold"/>
    </style:style>
    <style:style style:name="MP5" style:family="paragraph" style:parent-style-name="Header">
      <style:paragraph-properties fo:margin-left="-0.115cm" fo:margin-right="0cm" fo:text-align="end" style:justify-single-word="false" fo:text-indent="0cm" style:auto-text-indent="false"/>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ula15" table:style-name="Taula15">
          <table:table-column table:style-name="Taula15.A"/>
          <table:table-column table:style-name="Taula15.B"/>
          <table:table-column table:style-name="Taula15.C"/>
          <table:table-row table:style-name="Taula15.1">
            <table:table-cell table:style-name="Taula15.A1" office:value-type="string">
              <text:p text:style-name="MP2"><draw:frame draw:style-name="Mfr1" draw:name="Imagen 3" text:anchor-type="as-char" svg:width="6.77cm" svg:height="2.09cm" draw:z-index="5"><draw:image xlink:href="Pictures/100000000000011D0000005836D5872FF5CB198C.jpg" xlink:type="simple" xlink:show="embed" xlink:actuate="onLoad" draw:mime-type="image/jpeg"/></draw:frame></text:p>
            </table:table-cell>
            <table:table-cell table:style-name="Taula15.A1" office:value-type="string">
              <text:p text:style-name="MP3"/>
              <text:p text:style-name="MP4">Solicitud de autorización a los Servicios de la Plataforma de Intermediación: SVD</text:p>
            </table:table-cell>
            <table:table-cell table:style-name="Taula15.A1" office:value-type="string">
              <text:p text:style-name="MP5"><draw:frame draw:style-name="Mfr1" draw:name="Imagen 4" text:anchor-type="as-char" svg:width="2.646cm" svg:height="1.588cm" draw:z-index="11"><draw:image xlink:href="Pictures/10000000000003CB000002B764D51829ED12BD2F.png" xlink:type="simple" xlink:show="embed" xlink:actuate="onLoad" draw:mime-type="image/png"/></draw:frame></text:p>
            </table:table-cell>
          </table:table-row>
        </table:table>
        <text:p text:style-name="Header"/>
      </style:header>
      <style:footer>
        <text:p text:style-name="MP1">Firma del Responsable y Sello de la Unidad</text:p>
        <text:p text:style-name="MP1"/>
        <text:p text:style-name="MP1">Página <text:page-number text:select-page="current">6</text:page-number><text:s/>de <text:page-count style:num-format="1">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echa:      ____ / __  /20__</dc:title>
    <meta:initial-creator>emgomez</meta:initial-creator>
    <meta:creation-date>2020-07-27T08:59:00</meta:creation-date>
    <dc:date>2021-06-10T10:38:51.364000000</dc:date>
    <meta:print-date>2009-05-11T12:05:00</meta:print-date>
    <meta:editing-cycles>19</meta:editing-cycles>
    <meta:editing-duration>P2171DT10H36M50S</meta:editing-duration>
    <meta:generator>LibreOffice/7.1.0.3$Windows_X86_64 LibreOffice_project/f6099ecf3d29644b5008cc8f48f42f4a40986e4c</meta:generator>
    <meta:document-statistic meta:table-count="15" meta:image-count="2" meta:object-count="0" meta:page-count="6" meta:paragraph-count="173" meta:word-count="1367" meta:character-count="10015" meta:non-whitespace-character-count="8789"/>
  </office:meta>
</office:document-meta>
</file>